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6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3">
      <style:drawing-page-properties draw:fill="gradient" draw:fill-gradient-name="a612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1">
      <style:graphic-properties draw:fill="solid" draw:fill-color="#4f81bd" draw:opacity="100%" draw:stroke="solid" svg:stroke-width="0.02778in" svg:stroke-color="#ffffff" svg:stroke-opacity="100%"/>
    </style:style>
    <style:style style:family="paragraph" style:name="a6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9">
      <style:drawing-page-properties draw:fill="gradient" draw:fill-gradient-name="a578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3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4">
      <style:graphic-properties fo:wrap-option="wrap" fo:padding-top="0.02222in" fo:padding-bottom="0.02222in" fo:padding-left="0.02222in" fo:padding-right="0.02222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55">
      <style:graphic-properties draw:fill="solid" draw:fill-color="#b2c1db" draw:opacity="100%" draw:stroke="none"/>
    </style:style>
    <style:style style:family="text" style:name="a69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4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draw:fill="solid" draw:fill-color="#4f81bd" draw:opacity="100%" draw:stroke="solid" svg:stroke-width="0.02778in" svg:stroke-color="#ffffff" svg:stroke-opacity="100%"/>
    </style:style>
    <style:style style:family="text" style:name="a69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0">
      <style:drawing-page-properties draw:fill="gradient" draw:fill-gradient-name="a619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7">
      <style:drawing-page-properties draw:fill="gradient" draw:fill-gradient-name="a586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6">
      <style:drawing-page-properties draw:fill="gradient" draw:fill-gradient-name="a625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fo:wrap-option="wrap" fo:padding-top="0.02222in" fo:padding-bottom="0.02222in" fo:padding-left="0.02222in" fo:padding-right="0.02222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1">
      <style:drawing-page-properties draw:fill="gradient" draw:fill-gradient-name="a700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63">
      <style:graphic-properties draw:fill="solid" draw:fill-color="#b2c1db" draw:opacity="100%" draw:stroke="none"/>
    </style:style>
    <style:style style:family="paragraph" style:name="a6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draw:fill="solid" draw:fill-color="#4f81bd" draw:opacity="100%" draw:stroke="solid" svg:stroke-width="0.02778in" svg:stroke-color="#ffffff" svg:stroke-opacity="100%"/>
    </style:style>
    <style:style style:family="presentation" style:name="a7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0">
      <style:graphic-properties fo:wrap-option="wrap" fo:padding-top="0.02222in" fo:padding-bottom="0.02222in" fo:padding-left="0.02222in" fo:padding-right="0.02222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5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2">
      <style:drawing-page-properties draw:fill="gradient" draw:fill-gradient-name="a671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3">
      <style:drawing-page-properties draw:fill="gradient" draw:fill-gradient-name="a602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2">
      <style:drawing-page-properties draw:fill="gradient" draw:fill-gradient-name="a641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7">
      <style:graphic-properties draw:fill="solid" draw:fill-color="#b2c1db" draw:opacity="100%" draw:stroke="none"/>
    </style:style>
    <style:style style:family="text" style:name="a68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4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89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1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6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1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68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600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1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6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1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68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69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1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6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1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68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695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1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6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1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68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698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1875in" text:min-label-width="0.3125in"/>
      </text:list-level-style-number>
      <text:list-level-style-number text:level="7" style:num-format="">
        <style:list-level-properties text:space-before="2.6875in" text:min-label-width="0.3125in"/>
      </text:list-level-style-number>
      <text:list-level-style-number text:level="8" style:num-format="">
        <style:list-level-properties text:space-before="3.1875in" text:min-label-width="0.3125in"/>
      </text:list-level-style-number>
      <text:list-level-style-number text:level="9" style:num-format="">
        <style:list-level-properties text:space-before="3.6875in" text:min-label-width="0.3125in"/>
      </text:list-level-style-number>
    </text:list-style>
    <text:list-style style:name="a679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1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6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1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68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610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1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6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1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68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633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1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6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1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68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636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1875in" text:min-label-width="0.3125in"/>
      </text:list-level-style-number>
      <text:list-level-style-number text:level="7" style:num-format="">
        <style:list-level-properties text:space-before="2.6875in" text:min-label-width="0.3125in"/>
      </text:list-level-style-number>
      <text:list-level-style-number text:level="8" style:num-format="">
        <style:list-level-properties text:space-before="3.1875in" text:min-label-width="0.3125in"/>
      </text:list-level-style-number>
      <text:list-level-style-number text:level="9" style:num-format="">
        <style:list-level-properties text:space-before="3.6875in" text:min-label-width="0.3125in"/>
      </text:list-level-style-number>
    </text:list-style>
    <text:list-style style:name="a68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1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6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1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68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93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1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6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1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68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685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1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6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1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68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639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1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6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1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68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96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1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6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1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68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</office:automatic-styles>
  <office:body>
    <office:presentation>
      <draw:page draw:name="Slide1" draw:style-name="a579" draw:master-page-name="Master1-Layout1-title-Title-Slide" presentation:presentation-page-layout-name="Master1-PPL1">
        <draw:frame draw:id="id208" presentation:style-name="a582" draw:name="Title 1" svg:x="0.74826in" svg:y="0.75in" svg:width="8.75in" svg:height="1.00229in" presentation:class="title" presentation:placeholder="false">
          <draw:text-box>
            <text:p text:style-name="a581" text:class-names="" text:cond-style-name=""><text:span text:style-name="a580" text:class-names="">Dm group 1</text:span></text:p>
          </draw:text-box>
          <svg:desc/>
        </draw:frame>
        <draw:frame draw:id="id209" presentation:style-name="a585" draw:name="Subtitle 2" svg:x="0.74826in" svg:y="4.2037in" svg:width="7in" svg:height="2.12963in" presentation:class="subtitle" presentation:placeholder="false">
          <draw:text-box>
            <text:p text:style-name="a584" text:class-names="" text:cond-style-name=""><text:span text:style-name="a583" text:class-names="">Blake Hewitt, Alex Rosca &amp; Elliot Dewhurst</text:span></text:p>
          </draw:text-box>
          <svg:desc/>
        </draw:frame>
      </draw:page>
      <draw:page draw:name="Slide2" draw:style-name="a587" draw:master-page-name="Master1-Layout2-obj-Title-and-Content" presentation:presentation-page-layout-name="Master1-PPL2">
        <draw:frame draw:id="id210" presentation:style-name="a590" draw:name="Title 1" svg:x="0.74826in" svg:y="0.49456in" svg:width="9.33333in" svg:height="1.64815in" presentation:class="title" presentation:placeholder="false">
          <draw:text-box>
            <text:p text:style-name="a589" text:class-names="" text:cond-style-name=""><text:span text:style-name="a588" text:class-names="">Unused ideas</text:span></text:p>
          </draw:text-box>
          <svg:desc/>
        </draw:frame>
        <draw:frame draw:id="id211" presentation:style-name="a601" draw:name="Content Placeholder 2" svg:x="0.5923in" svg:y="2.33716in" svg:width="9.33333in" svg:height="3.9537in" presentation:class="outline" presentation:placeholder="false">
          <draw:text-box>
            <text:list text:style-name="a593">
              <text:list-item>
                <text:p text:style-name="a592" text:class-names="" text:cond-style-name=""><text:span text:style-name="a591" text:class-names="">Competitve Platform Runner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/></text:p>
              </text:list-item>
            </text:list>
            <text:list text:style-name="a600">
              <text:list-item>
                <text:p text:style-name="a599" text:class-names="" text:cond-style-name=""><text:span text:style-name="a597" text:class-names="">Competitive Racing Game</text:span><text:span text:style-name="a598" text:class-names=""/></text:p>
              </text:list-item>
            </text:list>
          </draw:text-box>
          <svg:desc/>
        </draw:frame>
      </draw:page>
      <draw:page draw:name="Slide3" draw:style-name="a603" draw:master-page-name="Master1-Layout2-obj-Title-and-Content" presentation:presentation-page-layout-name="Master1-PPL2">
        <draw:frame draw:id="id212" presentation:style-name="a607" draw:name="Title 1" svg:x="0.74826in" svg:y="0.49456in" svg:width="9.33333in" svg:height="1.64815in" presentation:class="title" presentation:placeholder="false">
          <draw:text-box>
            <text:p text:style-name="a606" text:class-names="" text:cond-style-name=""><text:span text:style-name="a604" text:class-names="">Current idea</text:span><text:span text:style-name="a605" text:class-names=""/></text:p>
          </draw:text-box>
          <svg:desc/>
        </draw:frame>
        <draw:frame draw:id="id213" presentation:style-name="a611" draw:name="Content Placeholder 2" svg:x="0.5923in" svg:y="2.33716in" svg:width="9.33333in" svg:height="3.9537in" presentation:class="outline" presentation:placeholder="false">
          <draw:text-box>
            <text:list text:style-name="a610">
              <text:list-item>
                <text:p text:style-name="a609" text:class-names="" text:cond-style-name=""><text:span text:style-name="a608" text:class-names="">Reaction Based Puzzle Game</text:span></text:p>
              </text:list-item>
            </text:list>
          </draw:text-box>
          <svg:desc/>
        </draw:frame>
      </draw:page>
      <draw:page draw:name="Slide7" draw:style-name="a613" draw:master-page-name="Master1-Layout2-obj-Title-and-Content" presentation:presentation-page-layout-name="Master1-PPL2">
        <draw:frame draw:id="id214" presentation:style-name="a617" draw:name="Title 1" svg:x="0.74826in" svg:y="0.49456in" svg:width="9.33333in" svg:height="1.64815in" presentation:class="title" presentation:placeholder="false">
          <draw:text-box>
            <text:p text:style-name="a616" text:class-names="" text:cond-style-name=""><text:span text:style-name="a614" text:class-names="">Target audience</text:span><text:span text:style-name="a615" text:class-names=""/></text:p>
          </draw:text-box>
          <svg:desc/>
        </draw:frame>
        <draw:frame draw:id="id215" presentation:style-name="a618" draw:name="Content Placeholder 2" svg:x="0.5923in" svg:y="2.33716in" svg:width="9.33333in" svg:height="3.9537in" presentation:class="outline" presentation:placeholder="true">
          <draw:text-box/>
          <svg:desc/>
        </draw:frame>
      </draw:page>
      <draw:page draw:name="Slide4" draw:style-name="a620" draw:master-page-name="Master1-Layout2-obj-Title-and-Content" presentation:presentation-page-layout-name="Master1-PPL2">
        <draw:frame draw:id="id216" presentation:style-name="a624" draw:name="Title 1" svg:x="0.74826in" svg:y="0.49456in" svg:width="9.33333in" svg:height="1.64815in" presentation:class="title" presentation:placeholder="false">
          <draw:text-box>
            <text:p text:style-name="a623" text:class-names="" text:cond-style-name=""><text:span text:style-name="a621" text:class-names="">Similar games</text:span><text:span text:style-name="a622" text:class-names=""/></text:p>
          </draw:text-box>
          <svg:desc/>
        </draw:frame>
      </draw:page>
      <draw:page draw:name="Slide6" draw:style-name="a626" draw:master-page-name="Master1-Layout2-obj-Title-and-Content" presentation:presentation-page-layout-name="Master1-PPL2">
        <draw:frame draw:id="id217" presentation:style-name="a630" draw:name="Title 1" svg:x="0.74826in" svg:y="0.49456in" svg:width="9.33333in" svg:height="1.64815in" presentation:class="title" presentation:placeholder="false">
          <draw:text-box>
            <text:p text:style-name="a629" text:class-names="" text:cond-style-name=""><text:span text:style-name="a627" text:class-names="">Game Challenges</text:span><text:span text:style-name="a628" text:class-names=""/></text:p>
          </draw:text-box>
          <svg:desc/>
        </draw:frame>
        <draw:frame draw:id="id218" presentation:style-name="a640" draw:name="Content Placeholder 2" svg:x="0.5923in" svg:y="2.33716in" svg:width="9.33333in" svg:height="3.9537in" presentation:class="outline" presentation:placeholder="false">
          <draw:text-box>
            <text:list text:style-name="a633">
              <text:list-item>
                <text:p text:style-name="a632" text:class-names="" text:cond-style-name=""><text:span text:style-name="a631" text:class-names="">Tapping Before Opponent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/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Giving The Correct Answer/Solution</text:span></text:p>
              </text:list-item>
            </text:list>
          </draw:text-box>
          <svg:desc/>
        </draw:frame>
      </draw:page>
      <draw:page draw:name="Slide5" draw:style-name="a642" draw:master-page-name="Master1-Layout2-obj-Title-and-Content" presentation:presentation-page-layout-name="Master1-PPL2">
        <draw:frame draw:id="id219" presentation:style-name="a646" draw:name="Title 1" svg:x="0.74826in" svg:y="0.49456in" svg:width="9.33333in" svg:height="1.64815in" presentation:class="title" presentation:placeholder="false">
          <draw:text-box>
            <text:p text:style-name="a645" text:class-names="" text:cond-style-name=""><text:span text:style-name="a643" text:class-names="">Core loop</text:span><text:span text:style-name="a644" text:class-names=""/></text:p>
          </draw:text-box>
          <svg:desc/>
        </draw:frame>
        <draw:g draw:name="Group 2" draw:id="id220">
          <svg:desc/>
          <draw:custom-shape svg:x="5.40668in" svg:y="2.41127in" svg:width="1.52051in" svg:height="1.52051in" draw:id="id236" draw:style-name="a667" draw:name="Oval 18">
            <svg:desc/>
  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7 / 2"/>
              <draw:equation draw:name="f9" draw:formula="?f5 + ?f8"/>
              <draw:equation draw:name="f10" draw:formula="?f4 - ?f3"/>
              <draw:equation draw:name="f11" draw:formula="?f10 / 2"/>
              <draw:equation draw:name="f12" draw:formula="?f3 + ?f11"/>
              <draw:equation draw:name="f13" draw:formula="5419351 / 1725033"/>
              <draw:equation draw:name="f14" draw:formula="2700000 + ?f2"/>
              <draw:equation draw:name="f15" draw:formula="?f14 * ?f13 / ?f1"/>
              <draw:equation draw:name="f16" draw:formula="0 - ?f15"/>
              <draw:equation draw:name="f17" draw:formula="sin(?f16)"/>
              <draw:equation draw:name="f18" draw:formula="0 - ?f17"/>
              <draw:equation draw:name="f19" draw:formula="?f18 * ?f11"/>
              <draw:equation draw:name="f20" draw:formula="cos(?f16)"/>
              <draw:equation draw:name="f21" draw:formula="0 - ?f20"/>
              <draw:equation draw:name="f22" draw:formula="?f21 * ?f8"/>
              <draw:equation draw:name="f23" draw:formula="?f12 - ?f19"/>
              <draw:equation draw:name="f24" draw:formula="?f12 + ?f19"/>
              <draw:equation draw:name="f25" draw:formula="?f9 - ?f22"/>
              <draw:equation draw:name="f26" draw:formula="?f9 + ?f22"/>
              <draw:equation draw:name="f27" draw:formula="21550000 - ?f2"/>
              <draw:equation draw:name="f28" draw:formula="if(?f27, ?f2, 21550000)"/>
              <draw:equation draw:name="f29" draw:formula="-21550000 - ?f28"/>
              <draw:equation draw:name="f30" draw:formula="if(?f29, -21550000, ?f28)"/>
              <draw:equation draw:name="f31" draw:formula="?f1 + ?f30"/>
              <draw:equation draw:name="f32" draw:formula="?f1 + ?f2"/>
              <draw:equation draw:name="f33" draw:formula="?f32 * ?f13 / ?f1"/>
              <draw:equation draw:name="f34" draw:formula="0 - ?f33"/>
              <draw:equation draw:name="f35" draw:formula="cos(?f34)"/>
              <draw:equation draw:name="f36" draw:formula="0 - ?f35"/>
              <draw:equation draw:name="f37" draw:formula="?f36 * ?f11"/>
              <draw:equation draw:name="f38" draw:formula="sin(?f34)"/>
              <draw:equation draw:name="f39" draw:formula="0 - ?f38"/>
              <draw:equation draw:name="f40" draw:formula="?f39 * ?f8"/>
              <draw:equation draw:name="f41" draw:formula="sqrt(?f37 * ?f37 + ?f40 * ?f40 + 0 * 0)"/>
              <draw:equation draw:name="f42" draw:formula="?f11 * ?f8 / ?f41"/>
              <draw:equation draw:name="f43" draw:formula="?f39 * ?f42"/>
              <draw:equation draw:name="f44" draw:formula="?f3 - ?f43"/>
              <draw:equation draw:name="f45" draw:formula="?f36 * ?f42"/>
              <draw:equation draw:name="f46" draw:formula="?f9 - ?f45"/>
              <draw:equation draw:name="f47" draw:formula="?f44 - ?f11"/>
              <draw:equation draw:name="f48" draw:formula="?f46 - ?f8"/>
              <draw:equation draw:name="f49" draw:formula="?f44 + ?f11"/>
              <draw:equation draw:name="f50" draw:formula="?f46 + ?f8"/>
              <draw:equation draw:name="f51" draw:formula="?f31 + ?f2"/>
              <draw:equation draw:name="f52" draw:formula="?f51 * ?f13 / ?f1"/>
              <draw:equation draw:name="f53" draw:formula="0 - ?f52"/>
              <draw:equation draw:name="f54" draw:formula="cos(?f53)"/>
              <draw:equation draw:name="f55" draw:formula="0 - ?f54"/>
              <draw:equation draw:name="f56" draw:formula="?f55 * ?f11"/>
              <draw:equation draw:name="f57" draw:formula="sin(?f53)"/>
              <draw:equation draw:name="f58" draw:formula="0 - ?f57"/>
              <draw:equation draw:name="f59" draw:formula="?f58 * ?f8"/>
              <draw:equation draw:name="f60" draw:formula="sqrt(?f56 * ?f56 + ?f59 * ?f59 + 0 * 0)"/>
              <draw:equation draw:name="f61" draw:formula="?f11 * ?f8 / ?f60"/>
              <draw:equation draw:name="f62" draw:formula="?f58 * ?f61"/>
              <draw:equation draw:name="f63" draw:formula="?f44 + ?f62"/>
              <draw:equation draw:name="f64" draw:formula="?f55 * ?f61"/>
              <draw:equation draw:name="f65" draw:formula="?f46 + ?f64"/>
              <draw:equation draw:name="f66" draw:formula="if(?f30, ?f3, ?f47)"/>
              <draw:equation draw:name="f67" draw:formula="if(?f30, ?f9, ?f48)"/>
              <draw:equation draw:name="f68" draw:formula="if(?f30, ?f3, ?f49)"/>
              <draw:equation draw:name="f69" draw:formula="if(?f30, ?f9, ?f50)"/>
              <draw:equation draw:name="f70" draw:formula="if(?f30, ?f47, ?f63)"/>
              <draw:equation draw:name="f71" draw:formula="if(?f30, ?f48, ?f65)"/>
              <draw:equation draw:name="f72" draw:formula="if(?f30, ?f49, ?f63)"/>
              <draw:equation draw:name="f73" draw:formula="if(?f30, ?f50, ?f65)"/>
              <draw:equation draw:name="f74" draw:formula="?f0 + ?f30"/>
              <draw:equation draw:name="f75" draw:formula="?f0 + ?f2"/>
              <draw:equation draw:name="f76" draw:formula="?f75 * ?f13 / ?f1"/>
              <draw:equation draw:name="f77" draw:formula="0 - ?f76"/>
              <draw:equation draw:name="f78" draw:formula="cos(?f77)"/>
              <draw:equation draw:name="f79" draw:formula="0 - ?f78"/>
              <draw:equation draw:name="f80" draw:formula="?f79 * ?f11"/>
              <draw:equation draw:name="f81" draw:formula="sin(?f77)"/>
              <draw:equation draw:name="f82" draw:formula="0 - ?f81"/>
              <draw:equation draw:name="f83" draw:formula="?f82 * ?f8"/>
              <draw:equation draw:name="f84" draw:formula="sqrt(?f80 * ?f80 + ?f83 * ?f83 + 0 * 0)"/>
              <draw:equation draw:name="f85" draw:formula="?f11 * ?f8 / ?f84"/>
              <draw:equation draw:name="f86" draw:formula="?f82 * ?f85"/>
              <draw:equation draw:name="f87" draw:formula="?f63 - ?f86"/>
              <draw:equation draw:name="f88" draw:formula="?f79 * ?f85"/>
              <draw:equation draw:name="f89" draw:formula="?f65 - ?f88"/>
              <draw:equation draw:name="f90" draw:formula="?f87 - ?f11"/>
              <draw:equation draw:name="f91" draw:formula="?f89 - ?f8"/>
              <draw:equation draw:name="f92" draw:formula="?f87 + ?f11"/>
              <draw:equation draw:name="f93" draw:formula="?f89 + ?f8"/>
              <draw:equation draw:name="f94" draw:formula="?f74 + ?f2"/>
              <draw:equation draw:name="f95" draw:formula="?f94 * ?f13 / ?f1"/>
              <draw:equation draw:name="f96" draw:formula="0 - ?f95"/>
              <draw:equation draw:name="f97" draw:formula="cos(?f96)"/>
              <draw:equation draw:name="f98" draw:formula="0 - ?f97"/>
              <draw:equation draw:name="f99" draw:formula="?f98 * ?f11"/>
              <draw:equation draw:name="f100" draw:formula="sin(?f96)"/>
              <draw:equation draw:name="f101" draw:formula="0 - ?f100"/>
              <draw:equation draw:name="f102" draw:formula="?f101 * ?f8"/>
              <draw:equation draw:name="f103" draw:formula="sqrt(?f99 * ?f99 + ?f102 * ?f102 + 0 * 0)"/>
              <draw:equation draw:name="f104" draw:formula="?f11 * ?f8 / ?f103"/>
              <draw:equation draw:name="f105" draw:formula="?f101 * ?f104"/>
              <draw:equation draw:name="f106" draw:formula="?f87 + ?f105"/>
              <draw:equation draw:name="f107" draw:formula="?f98 * ?f104"/>
              <draw:equation draw:name="f108" draw:formula="?f89 + ?f107"/>
              <draw:equation draw:name="f109" draw:formula="if(?f30, ?f63, ?f90)"/>
              <draw:equation draw:name="f110" draw:formula="if(?f30, ?f65, ?f91)"/>
              <draw:equation draw:name="f111" draw:formula="if(?f30, ?f63, ?f92)"/>
              <draw:equation draw:name="f112" draw:formula="if(?f30, ?f65, ?f93)"/>
              <draw:equation draw:name="f113" draw:formula="if(?f30, ?f90, ?f106)"/>
              <draw:equation draw:name="f114" draw:formula="if(?f30, ?f91, ?f108)"/>
              <draw:equation draw:name="f115" draw:formula="if(?f30, ?f92, ?f106)"/>
              <draw:equation draw:name="f116" draw:formula="if(?f30, ?f93, ?f108)"/>
              <draw:equation draw:name="f117" draw:formula="0 + ?f30"/>
              <draw:equation draw:name="f118" draw:formula="0 + ?f2"/>
              <draw:equation draw:name="f119" draw:formula="?f118 * ?f13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11"/>
              <draw:equation draw:name="f124" draw:formula="sin(?f120)"/>
              <draw:equation draw:name="f125" draw:formula="0 - ?f124"/>
              <draw:equation draw:name="f126" draw:formula="?f125 * ?f8"/>
              <draw:equation draw:name="f127" draw:formula="sqrt(?f123 * ?f123 + ?f126 * ?f126 + 0 * 0)"/>
              <draw:equation draw:name="f128" draw:formula="?f11 * ?f8 / ?f127"/>
              <draw:equation draw:name="f129" draw:formula="?f125 * ?f128"/>
              <draw:equation draw:name="f130" draw:formula="?f106 - ?f129"/>
              <draw:equation draw:name="f131" draw:formula="?f122 * ?f128"/>
              <draw:equation draw:name="f132" draw:formula="?f108 - ?f131"/>
              <draw:equation draw:name="f133" draw:formula="?f130 - ?f11"/>
              <draw:equation draw:name="f134" draw:formula="?f132 - ?f8"/>
              <draw:equation draw:name="f135" draw:formula="?f130 + ?f11"/>
              <draw:equation draw:name="f136" draw:formula="?f132 + ?f8"/>
              <draw:equation draw:name="f137" draw:formula="?f117 + ?f2"/>
              <draw:equation draw:name="f138" draw:formula="?f137 * ?f13 / ?f1"/>
              <draw:equation draw:name="f139" draw:formula="0 - ?f138"/>
              <draw:equation draw:name="f140" draw:formula="cos(?f139)"/>
              <draw:equation draw:name="f141" draw:formula="0 - ?f140"/>
              <draw:equation draw:name="f142" draw:formula="?f141 * ?f11"/>
              <draw:equation draw:name="f143" draw:formula="sin(?f139)"/>
              <draw:equation draw:name="f144" draw:formula="0 - ?f143"/>
              <draw:equation draw:name="f145" draw:formula="?f144 * ?f8"/>
              <draw:equation draw:name="f146" draw:formula="sqrt(?f142 * ?f142 + ?f145 * ?f145 + 0 * 0)"/>
              <draw:equation draw:name="f147" draw:formula="?f11 * ?f8 / ?f146"/>
              <draw:equation draw:name="f148" draw:formula="?f144 * ?f147"/>
              <draw:equation draw:name="f149" draw:formula="?f130 + ?f148"/>
              <draw:equation draw:name="f150" draw:formula="?f141 * ?f147"/>
              <draw:equation draw:name="f151" draw:formula="?f132 + ?f150"/>
              <draw:equation draw:name="f152" draw:formula="if(?f30, ?f106, ?f133)"/>
              <draw:equation draw:name="f153" draw:formula="if(?f30, ?f108, ?f134)"/>
              <draw:equation draw:name="f154" draw:formula="if(?f30, ?f106, ?f135)"/>
              <draw:equation draw:name="f155" draw:formula="if(?f30, ?f108, ?f136)"/>
              <draw:equation draw:name="f156" draw:formula="if(?f30, ?f133, ?f149)"/>
              <draw:equation draw:name="f157" draw:formula="if(?f30, ?f134, ?f151)"/>
              <draw:equation draw:name="f158" draw:formula="if(?f30, ?f135, ?f149)"/>
              <draw:equation draw:name="f159" draw:formula="if(?f30, ?f136, ?f151)"/>
              <draw:equation draw:name="f160" draw:formula="?f2 + ?f30"/>
              <draw:equation draw:name="f161" draw:formula="?f2 + ?f2"/>
              <draw:equation draw:name="f162" draw:formula="?f161 * ?f13 / ?f1"/>
              <draw:equation draw:name="f163" draw:formula="0 - ?f162"/>
              <draw:equation draw:name="f164" draw:formula="cos(?f163)"/>
              <draw:equation draw:name="f165" draw:formula="0 - ?f164"/>
              <draw:equation draw:name="f166" draw:formula="?f165 * ?f11"/>
              <draw:equation draw:name="f167" draw:formula="sin(?f163)"/>
              <draw:equation draw:name="f168" draw:formula="0 - ?f167"/>
              <draw:equation draw:name="f169" draw:formula="?f168 * ?f8"/>
              <draw:equation draw:name="f170" draw:formula="sqrt(?f166 * ?f166 + ?f169 * ?f169 + 0 * 0)"/>
              <draw:equation draw:name="f171" draw:formula="?f11 * ?f8 / ?f170"/>
              <draw:equation draw:name="f172" draw:formula="?f168 * ?f171"/>
              <draw:equation draw:name="f173" draw:formula="?f149 - ?f172"/>
              <draw:equation draw:name="f174" draw:formula="?f165 * ?f171"/>
              <draw:equation draw:name="f175" draw:formula="?f151 - ?f174"/>
              <draw:equation draw:name="f176" draw:formula="?f173 - ?f11"/>
              <draw:equation draw:name="f177" draw:formula="?f175 - ?f8"/>
              <draw:equation draw:name="f178" draw:formula="?f173 + ?f11"/>
              <draw:equation draw:name="f179" draw:formula="?f175 + ?f8"/>
              <draw:equation draw:name="f180" draw:formula="?f160 + ?f2"/>
              <draw:equation draw:name="f181" draw:formula="?f180 * ?f13 / ?f1"/>
              <draw:equation draw:name="f182" draw:formula="0 - ?f181"/>
              <draw:equation draw:name="f183" draw:formula="cos(?f182)"/>
              <draw:equation draw:name="f184" draw:formula="0 - ?f183"/>
              <draw:equation draw:name="f185" draw:formula="?f184 * ?f11"/>
              <draw:equation draw:name="f186" draw:formula="sin(?f182)"/>
              <draw:equation draw:name="f187" draw:formula="0 - ?f186"/>
              <draw:equation draw:name="f188" draw:formula="?f187 * ?f8"/>
              <draw:equation draw:name="f189" draw:formula="sqrt(?f185 * ?f185 + ?f188 * ?f188 + 0 * 0)"/>
              <draw:equation draw:name="f190" draw:formula="?f11 * ?f8 / ?f189"/>
              <draw:equation draw:name="f191" draw:formula="?f187 * ?f190"/>
              <draw:equation draw:name="f192" draw:formula="?f173 + ?f191"/>
              <draw:equation draw:name="f193" draw:formula="?f184 * ?f190"/>
              <draw:equation draw:name="f194" draw:formula="?f175 + ?f193"/>
              <draw:equation draw:name="f195" draw:formula="if(?f30, ?f149, ?f176)"/>
              <draw:equation draw:name="f196" draw:formula="if(?f30, ?f151, ?f177)"/>
              <draw:equation draw:name="f197" draw:formula="if(?f30, ?f149, ?f178)"/>
              <draw:equation draw:name="f198" draw:formula="if(?f30, ?f151, ?f179)"/>
              <draw:equation draw:name="f199" draw:formula="if(?f30, ?f176, ?f192)"/>
              <draw:equation draw:name="f200" draw:formula="if(?f30, ?f177, ?f194)"/>
              <draw:equation draw:name="f201" draw:formula="if(?f30, ?f178, ?f192)"/>
              <draw:equation draw:name="f202" draw:formula="if(?f30, ?f179, ?f194)"/>
            </draw:enhanced-geometry>
          </draw:custom-shape>
          <draw:custom-shape svg:x="5.62936in" svg:y="2.63394in" svg:width="1.07516in" svg:height="1.07516in" draw:id="id237" draw:style-name="a670" draw:name="Oval 4">
            <svg:desc/>
            <text:p text:style-name="a669" text:class-names="" text:cond-style-name=""><text:span text:style-name="a668" text:class-names="">React Faster Than Opponent</text:span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g draw:name="Group 3" draw:id="id221">
          <svg:desc/>
          <draw:custom-shape svg:width="0.40471in" svg:height="0.51317in" draw:id="id234" draw:style-name="a663" draw:transform="translate(-0.20236in -0.25658in) rotate(-1.0472) translate(6.73224in 4.15065in)" draw:name="Right Arrow 16">
            <svg:desc/>
  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0800 4320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svg:width="0.2833in" svg:height="0.3079in" draw:id="id235" draw:style-name="a666" draw:transform="translate(-0.14165in -0.15395in) rotate(-1.0472) translate(6.70189in 4.09808in)" draw:name="Right Arrow 6">
            <svg:desc/>
            <text:p text:style-name="a665" text:class-names="" text:cond-style-name=""><text:span text:style-name="a66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g draw:name="Group 4" draw:id="id222">
          <svg:desc/>
          <draw:custom-shape svg:x="6.54874in" svg:y="4.38937in" svg:width="1.52051in" svg:height="1.52051in" draw:id="id232" draw:style-name="a659" draw:name="Oval 14">
            <svg:desc/>
  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7 / 2"/>
              <draw:equation draw:name="f9" draw:formula="?f5 + ?f8"/>
              <draw:equation draw:name="f10" draw:formula="?f4 - ?f3"/>
              <draw:equation draw:name="f11" draw:formula="?f10 / 2"/>
              <draw:equation draw:name="f12" draw:formula="?f3 + ?f11"/>
              <draw:equation draw:name="f13" draw:formula="5419351 / 1725033"/>
              <draw:equation draw:name="f14" draw:formula="2700000 + ?f2"/>
              <draw:equation draw:name="f15" draw:formula="?f14 * ?f13 / ?f1"/>
              <draw:equation draw:name="f16" draw:formula="0 - ?f15"/>
              <draw:equation draw:name="f17" draw:formula="sin(?f16)"/>
              <draw:equation draw:name="f18" draw:formula="0 - ?f17"/>
              <draw:equation draw:name="f19" draw:formula="?f18 * ?f11"/>
              <draw:equation draw:name="f20" draw:formula="cos(?f16)"/>
              <draw:equation draw:name="f21" draw:formula="0 - ?f20"/>
              <draw:equation draw:name="f22" draw:formula="?f21 * ?f8"/>
              <draw:equation draw:name="f23" draw:formula="?f12 - ?f19"/>
              <draw:equation draw:name="f24" draw:formula="?f12 + ?f19"/>
              <draw:equation draw:name="f25" draw:formula="?f9 - ?f22"/>
              <draw:equation draw:name="f26" draw:formula="?f9 + ?f22"/>
              <draw:equation draw:name="f27" draw:formula="21550000 - ?f2"/>
              <draw:equation draw:name="f28" draw:formula="if(?f27, ?f2, 21550000)"/>
              <draw:equation draw:name="f29" draw:formula="-21550000 - ?f28"/>
              <draw:equation draw:name="f30" draw:formula="if(?f29, -21550000, ?f28)"/>
              <draw:equation draw:name="f31" draw:formula="?f1 + ?f30"/>
              <draw:equation draw:name="f32" draw:formula="?f1 + ?f2"/>
              <draw:equation draw:name="f33" draw:formula="?f32 * ?f13 / ?f1"/>
              <draw:equation draw:name="f34" draw:formula="0 - ?f33"/>
              <draw:equation draw:name="f35" draw:formula="cos(?f34)"/>
              <draw:equation draw:name="f36" draw:formula="0 - ?f35"/>
              <draw:equation draw:name="f37" draw:formula="?f36 * ?f11"/>
              <draw:equation draw:name="f38" draw:formula="sin(?f34)"/>
              <draw:equation draw:name="f39" draw:formula="0 - ?f38"/>
              <draw:equation draw:name="f40" draw:formula="?f39 * ?f8"/>
              <draw:equation draw:name="f41" draw:formula="sqrt(?f37 * ?f37 + ?f40 * ?f40 + 0 * 0)"/>
              <draw:equation draw:name="f42" draw:formula="?f11 * ?f8 / ?f41"/>
              <draw:equation draw:name="f43" draw:formula="?f39 * ?f42"/>
              <draw:equation draw:name="f44" draw:formula="?f3 - ?f43"/>
              <draw:equation draw:name="f45" draw:formula="?f36 * ?f42"/>
              <draw:equation draw:name="f46" draw:formula="?f9 - ?f45"/>
              <draw:equation draw:name="f47" draw:formula="?f44 - ?f11"/>
              <draw:equation draw:name="f48" draw:formula="?f46 - ?f8"/>
              <draw:equation draw:name="f49" draw:formula="?f44 + ?f11"/>
              <draw:equation draw:name="f50" draw:formula="?f46 + ?f8"/>
              <draw:equation draw:name="f51" draw:formula="?f31 + ?f2"/>
              <draw:equation draw:name="f52" draw:formula="?f51 * ?f13 / ?f1"/>
              <draw:equation draw:name="f53" draw:formula="0 - ?f52"/>
              <draw:equation draw:name="f54" draw:formula="cos(?f53)"/>
              <draw:equation draw:name="f55" draw:formula="0 - ?f54"/>
              <draw:equation draw:name="f56" draw:formula="?f55 * ?f11"/>
              <draw:equation draw:name="f57" draw:formula="sin(?f53)"/>
              <draw:equation draw:name="f58" draw:formula="0 - ?f57"/>
              <draw:equation draw:name="f59" draw:formula="?f58 * ?f8"/>
              <draw:equation draw:name="f60" draw:formula="sqrt(?f56 * ?f56 + ?f59 * ?f59 + 0 * 0)"/>
              <draw:equation draw:name="f61" draw:formula="?f11 * ?f8 / ?f60"/>
              <draw:equation draw:name="f62" draw:formula="?f58 * ?f61"/>
              <draw:equation draw:name="f63" draw:formula="?f44 + ?f62"/>
              <draw:equation draw:name="f64" draw:formula="?f55 * ?f61"/>
              <draw:equation draw:name="f65" draw:formula="?f46 + ?f64"/>
              <draw:equation draw:name="f66" draw:formula="if(?f30, ?f3, ?f47)"/>
              <draw:equation draw:name="f67" draw:formula="if(?f30, ?f9, ?f48)"/>
              <draw:equation draw:name="f68" draw:formula="if(?f30, ?f3, ?f49)"/>
              <draw:equation draw:name="f69" draw:formula="if(?f30, ?f9, ?f50)"/>
              <draw:equation draw:name="f70" draw:formula="if(?f30, ?f47, ?f63)"/>
              <draw:equation draw:name="f71" draw:formula="if(?f30, ?f48, ?f65)"/>
              <draw:equation draw:name="f72" draw:formula="if(?f30, ?f49, ?f63)"/>
              <draw:equation draw:name="f73" draw:formula="if(?f30, ?f50, ?f65)"/>
              <draw:equation draw:name="f74" draw:formula="?f0 + ?f30"/>
              <draw:equation draw:name="f75" draw:formula="?f0 + ?f2"/>
              <draw:equation draw:name="f76" draw:formula="?f75 * ?f13 / ?f1"/>
              <draw:equation draw:name="f77" draw:formula="0 - ?f76"/>
              <draw:equation draw:name="f78" draw:formula="cos(?f77)"/>
              <draw:equation draw:name="f79" draw:formula="0 - ?f78"/>
              <draw:equation draw:name="f80" draw:formula="?f79 * ?f11"/>
              <draw:equation draw:name="f81" draw:formula="sin(?f77)"/>
              <draw:equation draw:name="f82" draw:formula="0 - ?f81"/>
              <draw:equation draw:name="f83" draw:formula="?f82 * ?f8"/>
              <draw:equation draw:name="f84" draw:formula="sqrt(?f80 * ?f80 + ?f83 * ?f83 + 0 * 0)"/>
              <draw:equation draw:name="f85" draw:formula="?f11 * ?f8 / ?f84"/>
              <draw:equation draw:name="f86" draw:formula="?f82 * ?f85"/>
              <draw:equation draw:name="f87" draw:formula="?f63 - ?f86"/>
              <draw:equation draw:name="f88" draw:formula="?f79 * ?f85"/>
              <draw:equation draw:name="f89" draw:formula="?f65 - ?f88"/>
              <draw:equation draw:name="f90" draw:formula="?f87 - ?f11"/>
              <draw:equation draw:name="f91" draw:formula="?f89 - ?f8"/>
              <draw:equation draw:name="f92" draw:formula="?f87 + ?f11"/>
              <draw:equation draw:name="f93" draw:formula="?f89 + ?f8"/>
              <draw:equation draw:name="f94" draw:formula="?f74 + ?f2"/>
              <draw:equation draw:name="f95" draw:formula="?f94 * ?f13 / ?f1"/>
              <draw:equation draw:name="f96" draw:formula="0 - ?f95"/>
              <draw:equation draw:name="f97" draw:formula="cos(?f96)"/>
              <draw:equation draw:name="f98" draw:formula="0 - ?f97"/>
              <draw:equation draw:name="f99" draw:formula="?f98 * ?f11"/>
              <draw:equation draw:name="f100" draw:formula="sin(?f96)"/>
              <draw:equation draw:name="f101" draw:formula="0 - ?f100"/>
              <draw:equation draw:name="f102" draw:formula="?f101 * ?f8"/>
              <draw:equation draw:name="f103" draw:formula="sqrt(?f99 * ?f99 + ?f102 * ?f102 + 0 * 0)"/>
              <draw:equation draw:name="f104" draw:formula="?f11 * ?f8 / ?f103"/>
              <draw:equation draw:name="f105" draw:formula="?f101 * ?f104"/>
              <draw:equation draw:name="f106" draw:formula="?f87 + ?f105"/>
              <draw:equation draw:name="f107" draw:formula="?f98 * ?f104"/>
              <draw:equation draw:name="f108" draw:formula="?f89 + ?f107"/>
              <draw:equation draw:name="f109" draw:formula="if(?f30, ?f63, ?f90)"/>
              <draw:equation draw:name="f110" draw:formula="if(?f30, ?f65, ?f91)"/>
              <draw:equation draw:name="f111" draw:formula="if(?f30, ?f63, ?f92)"/>
              <draw:equation draw:name="f112" draw:formula="if(?f30, ?f65, ?f93)"/>
              <draw:equation draw:name="f113" draw:formula="if(?f30, ?f90, ?f106)"/>
              <draw:equation draw:name="f114" draw:formula="if(?f30, ?f91, ?f108)"/>
              <draw:equation draw:name="f115" draw:formula="if(?f30, ?f92, ?f106)"/>
              <draw:equation draw:name="f116" draw:formula="if(?f30, ?f93, ?f108)"/>
              <draw:equation draw:name="f117" draw:formula="0 + ?f30"/>
              <draw:equation draw:name="f118" draw:formula="0 + ?f2"/>
              <draw:equation draw:name="f119" draw:formula="?f118 * ?f13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11"/>
              <draw:equation draw:name="f124" draw:formula="sin(?f120)"/>
              <draw:equation draw:name="f125" draw:formula="0 - ?f124"/>
              <draw:equation draw:name="f126" draw:formula="?f125 * ?f8"/>
              <draw:equation draw:name="f127" draw:formula="sqrt(?f123 * ?f123 + ?f126 * ?f126 + 0 * 0)"/>
              <draw:equation draw:name="f128" draw:formula="?f11 * ?f8 / ?f127"/>
              <draw:equation draw:name="f129" draw:formula="?f125 * ?f128"/>
              <draw:equation draw:name="f130" draw:formula="?f106 - ?f129"/>
              <draw:equation draw:name="f131" draw:formula="?f122 * ?f128"/>
              <draw:equation draw:name="f132" draw:formula="?f108 - ?f131"/>
              <draw:equation draw:name="f133" draw:formula="?f130 - ?f11"/>
              <draw:equation draw:name="f134" draw:formula="?f132 - ?f8"/>
              <draw:equation draw:name="f135" draw:formula="?f130 + ?f11"/>
              <draw:equation draw:name="f136" draw:formula="?f132 + ?f8"/>
              <draw:equation draw:name="f137" draw:formula="?f117 + ?f2"/>
              <draw:equation draw:name="f138" draw:formula="?f137 * ?f13 / ?f1"/>
              <draw:equation draw:name="f139" draw:formula="0 - ?f138"/>
              <draw:equation draw:name="f140" draw:formula="cos(?f139)"/>
              <draw:equation draw:name="f141" draw:formula="0 - ?f140"/>
              <draw:equation draw:name="f142" draw:formula="?f141 * ?f11"/>
              <draw:equation draw:name="f143" draw:formula="sin(?f139)"/>
              <draw:equation draw:name="f144" draw:formula="0 - ?f143"/>
              <draw:equation draw:name="f145" draw:formula="?f144 * ?f8"/>
              <draw:equation draw:name="f146" draw:formula="sqrt(?f142 * ?f142 + ?f145 * ?f145 + 0 * 0)"/>
              <draw:equation draw:name="f147" draw:formula="?f11 * ?f8 / ?f146"/>
              <draw:equation draw:name="f148" draw:formula="?f144 * ?f147"/>
              <draw:equation draw:name="f149" draw:formula="?f130 + ?f148"/>
              <draw:equation draw:name="f150" draw:formula="?f141 * ?f147"/>
              <draw:equation draw:name="f151" draw:formula="?f132 + ?f150"/>
              <draw:equation draw:name="f152" draw:formula="if(?f30, ?f106, ?f133)"/>
              <draw:equation draw:name="f153" draw:formula="if(?f30, ?f108, ?f134)"/>
              <draw:equation draw:name="f154" draw:formula="if(?f30, ?f106, ?f135)"/>
              <draw:equation draw:name="f155" draw:formula="if(?f30, ?f108, ?f136)"/>
              <draw:equation draw:name="f156" draw:formula="if(?f30, ?f133, ?f149)"/>
              <draw:equation draw:name="f157" draw:formula="if(?f30, ?f134, ?f151)"/>
              <draw:equation draw:name="f158" draw:formula="if(?f30, ?f135, ?f149)"/>
              <draw:equation draw:name="f159" draw:formula="if(?f30, ?f136, ?f151)"/>
              <draw:equation draw:name="f160" draw:formula="?f2 + ?f30"/>
              <draw:equation draw:name="f161" draw:formula="?f2 + ?f2"/>
              <draw:equation draw:name="f162" draw:formula="?f161 * ?f13 / ?f1"/>
              <draw:equation draw:name="f163" draw:formula="0 - ?f162"/>
              <draw:equation draw:name="f164" draw:formula="cos(?f163)"/>
              <draw:equation draw:name="f165" draw:formula="0 - ?f164"/>
              <draw:equation draw:name="f166" draw:formula="?f165 * ?f11"/>
              <draw:equation draw:name="f167" draw:formula="sin(?f163)"/>
              <draw:equation draw:name="f168" draw:formula="0 - ?f167"/>
              <draw:equation draw:name="f169" draw:formula="?f168 * ?f8"/>
              <draw:equation draw:name="f170" draw:formula="sqrt(?f166 * ?f166 + ?f169 * ?f169 + 0 * 0)"/>
              <draw:equation draw:name="f171" draw:formula="?f11 * ?f8 / ?f170"/>
              <draw:equation draw:name="f172" draw:formula="?f168 * ?f171"/>
              <draw:equation draw:name="f173" draw:formula="?f149 - ?f172"/>
              <draw:equation draw:name="f174" draw:formula="?f165 * ?f171"/>
              <draw:equation draw:name="f175" draw:formula="?f151 - ?f174"/>
              <draw:equation draw:name="f176" draw:formula="?f173 - ?f11"/>
              <draw:equation draw:name="f177" draw:formula="?f175 - ?f8"/>
              <draw:equation draw:name="f178" draw:formula="?f173 + ?f11"/>
              <draw:equation draw:name="f179" draw:formula="?f175 + ?f8"/>
              <draw:equation draw:name="f180" draw:formula="?f160 + ?f2"/>
              <draw:equation draw:name="f181" draw:formula="?f180 * ?f13 / ?f1"/>
              <draw:equation draw:name="f182" draw:formula="0 - ?f181"/>
              <draw:equation draw:name="f183" draw:formula="cos(?f182)"/>
              <draw:equation draw:name="f184" draw:formula="0 - ?f183"/>
              <draw:equation draw:name="f185" draw:formula="?f184 * ?f11"/>
              <draw:equation draw:name="f186" draw:formula="sin(?f182)"/>
              <draw:equation draw:name="f187" draw:formula="0 - ?f186"/>
              <draw:equation draw:name="f188" draw:formula="?f187 * ?f8"/>
              <draw:equation draw:name="f189" draw:formula="sqrt(?f185 * ?f185 + ?f188 * ?f188 + 0 * 0)"/>
              <draw:equation draw:name="f190" draw:formula="?f11 * ?f8 / ?f189"/>
              <draw:equation draw:name="f191" draw:formula="?f187 * ?f190"/>
              <draw:equation draw:name="f192" draw:formula="?f173 + ?f191"/>
              <draw:equation draw:name="f193" draw:formula="?f184 * ?f190"/>
              <draw:equation draw:name="f194" draw:formula="?f175 + ?f193"/>
              <draw:equation draw:name="f195" draw:formula="if(?f30, ?f149, ?f176)"/>
              <draw:equation draw:name="f196" draw:formula="if(?f30, ?f151, ?f177)"/>
              <draw:equation draw:name="f197" draw:formula="if(?f30, ?f149, ?f178)"/>
              <draw:equation draw:name="f198" draw:formula="if(?f30, ?f151, ?f179)"/>
              <draw:equation draw:name="f199" draw:formula="if(?f30, ?f176, ?f192)"/>
              <draw:equation draw:name="f200" draw:formula="if(?f30, ?f177, ?f194)"/>
              <draw:equation draw:name="f201" draw:formula="if(?f30, ?f178, ?f192)"/>
              <draw:equation draw:name="f202" draw:formula="if(?f30, ?f179, ?f194)"/>
            </draw:enhanced-geometry>
          </draw:custom-shape>
          <draw:custom-shape svg:x="6.77141in" svg:y="4.61204in" svg:width="1.07516in" svg:height="1.07516in" draw:id="id233" draw:style-name="a662" draw:name="Oval 8">
            <svg:desc/>
            <text:p text:style-name="a661" text:class-names="" text:cond-style-name=""><text:span text:style-name="a660" text:class-names="">Answer Correctly</text:span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g draw:name="Group 5" draw:id="id223">
          <svg:desc/>
          <draw:custom-shape svg:width="0.40471in" svg:height="0.51317in" draw:id="id230" draw:style-name="a655" draw:transform="translate(-0.20236in -0.25658in) rotate(-3.14159) translate(6.17839in 5.14962in)" draw:name="Right Arrow 12">
            <svg:desc/>
  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0800 4320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svg:x="6.09745in" svg:y="4.99567in" svg:width="0.2833in" svg:height="0.3079in" draw:id="id231" draw:style-name="a658" draw:name="Right Arrow 10">
            <svg:desc/>
            <text:p text:style-name="a657" text:class-names="" text:cond-style-name=""><text:span text:style-name="a65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g draw:name="Group 6" draw:id="id224">
          <svg:desc/>
          <draw:custom-shape svg:x="4.26463in" svg:y="4.38937in" svg:width="1.52051in" svg:height="1.52051in" draw:id="id228" draw:style-name="a651" draw:name="Oval 10">
            <svg:desc/>
  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7 / 2"/>
              <draw:equation draw:name="f9" draw:formula="?f5 + ?f8"/>
              <draw:equation draw:name="f10" draw:formula="?f4 - ?f3"/>
              <draw:equation draw:name="f11" draw:formula="?f10 / 2"/>
              <draw:equation draw:name="f12" draw:formula="?f3 + ?f11"/>
              <draw:equation draw:name="f13" draw:formula="5419351 / 1725033"/>
              <draw:equation draw:name="f14" draw:formula="2700000 + ?f2"/>
              <draw:equation draw:name="f15" draw:formula="?f14 * ?f13 / ?f1"/>
              <draw:equation draw:name="f16" draw:formula="0 - ?f15"/>
              <draw:equation draw:name="f17" draw:formula="sin(?f16)"/>
              <draw:equation draw:name="f18" draw:formula="0 - ?f17"/>
              <draw:equation draw:name="f19" draw:formula="?f18 * ?f11"/>
              <draw:equation draw:name="f20" draw:formula="cos(?f16)"/>
              <draw:equation draw:name="f21" draw:formula="0 - ?f20"/>
              <draw:equation draw:name="f22" draw:formula="?f21 * ?f8"/>
              <draw:equation draw:name="f23" draw:formula="?f12 - ?f19"/>
              <draw:equation draw:name="f24" draw:formula="?f12 + ?f19"/>
              <draw:equation draw:name="f25" draw:formula="?f9 - ?f22"/>
              <draw:equation draw:name="f26" draw:formula="?f9 + ?f22"/>
              <draw:equation draw:name="f27" draw:formula="21550000 - ?f2"/>
              <draw:equation draw:name="f28" draw:formula="if(?f27, ?f2, 21550000)"/>
              <draw:equation draw:name="f29" draw:formula="-21550000 - ?f28"/>
              <draw:equation draw:name="f30" draw:formula="if(?f29, -21550000, ?f28)"/>
              <draw:equation draw:name="f31" draw:formula="?f1 + ?f30"/>
              <draw:equation draw:name="f32" draw:formula="?f1 + ?f2"/>
              <draw:equation draw:name="f33" draw:formula="?f32 * ?f13 / ?f1"/>
              <draw:equation draw:name="f34" draw:formula="0 - ?f33"/>
              <draw:equation draw:name="f35" draw:formula="cos(?f34)"/>
              <draw:equation draw:name="f36" draw:formula="0 - ?f35"/>
              <draw:equation draw:name="f37" draw:formula="?f36 * ?f11"/>
              <draw:equation draw:name="f38" draw:formula="sin(?f34)"/>
              <draw:equation draw:name="f39" draw:formula="0 - ?f38"/>
              <draw:equation draw:name="f40" draw:formula="?f39 * ?f8"/>
              <draw:equation draw:name="f41" draw:formula="sqrt(?f37 * ?f37 + ?f40 * ?f40 + 0 * 0)"/>
              <draw:equation draw:name="f42" draw:formula="?f11 * ?f8 / ?f41"/>
              <draw:equation draw:name="f43" draw:formula="?f39 * ?f42"/>
              <draw:equation draw:name="f44" draw:formula="?f3 - ?f43"/>
              <draw:equation draw:name="f45" draw:formula="?f36 * ?f42"/>
              <draw:equation draw:name="f46" draw:formula="?f9 - ?f45"/>
              <draw:equation draw:name="f47" draw:formula="?f44 - ?f11"/>
              <draw:equation draw:name="f48" draw:formula="?f46 - ?f8"/>
              <draw:equation draw:name="f49" draw:formula="?f44 + ?f11"/>
              <draw:equation draw:name="f50" draw:formula="?f46 + ?f8"/>
              <draw:equation draw:name="f51" draw:formula="?f31 + ?f2"/>
              <draw:equation draw:name="f52" draw:formula="?f51 * ?f13 / ?f1"/>
              <draw:equation draw:name="f53" draw:formula="0 - ?f52"/>
              <draw:equation draw:name="f54" draw:formula="cos(?f53)"/>
              <draw:equation draw:name="f55" draw:formula="0 - ?f54"/>
              <draw:equation draw:name="f56" draw:formula="?f55 * ?f11"/>
              <draw:equation draw:name="f57" draw:formula="sin(?f53)"/>
              <draw:equation draw:name="f58" draw:formula="0 - ?f57"/>
              <draw:equation draw:name="f59" draw:formula="?f58 * ?f8"/>
              <draw:equation draw:name="f60" draw:formula="sqrt(?f56 * ?f56 + ?f59 * ?f59 + 0 * 0)"/>
              <draw:equation draw:name="f61" draw:formula="?f11 * ?f8 / ?f60"/>
              <draw:equation draw:name="f62" draw:formula="?f58 * ?f61"/>
              <draw:equation draw:name="f63" draw:formula="?f44 + ?f62"/>
              <draw:equation draw:name="f64" draw:formula="?f55 * ?f61"/>
              <draw:equation draw:name="f65" draw:formula="?f46 + ?f64"/>
              <draw:equation draw:name="f66" draw:formula="if(?f30, ?f3, ?f47)"/>
              <draw:equation draw:name="f67" draw:formula="if(?f30, ?f9, ?f48)"/>
              <draw:equation draw:name="f68" draw:formula="if(?f30, ?f3, ?f49)"/>
              <draw:equation draw:name="f69" draw:formula="if(?f30, ?f9, ?f50)"/>
              <draw:equation draw:name="f70" draw:formula="if(?f30, ?f47, ?f63)"/>
              <draw:equation draw:name="f71" draw:formula="if(?f30, ?f48, ?f65)"/>
              <draw:equation draw:name="f72" draw:formula="if(?f30, ?f49, ?f63)"/>
              <draw:equation draw:name="f73" draw:formula="if(?f30, ?f50, ?f65)"/>
              <draw:equation draw:name="f74" draw:formula="?f0 + ?f30"/>
              <draw:equation draw:name="f75" draw:formula="?f0 + ?f2"/>
              <draw:equation draw:name="f76" draw:formula="?f75 * ?f13 / ?f1"/>
              <draw:equation draw:name="f77" draw:formula="0 - ?f76"/>
              <draw:equation draw:name="f78" draw:formula="cos(?f77)"/>
              <draw:equation draw:name="f79" draw:formula="0 - ?f78"/>
              <draw:equation draw:name="f80" draw:formula="?f79 * ?f11"/>
              <draw:equation draw:name="f81" draw:formula="sin(?f77)"/>
              <draw:equation draw:name="f82" draw:formula="0 - ?f81"/>
              <draw:equation draw:name="f83" draw:formula="?f82 * ?f8"/>
              <draw:equation draw:name="f84" draw:formula="sqrt(?f80 * ?f80 + ?f83 * ?f83 + 0 * 0)"/>
              <draw:equation draw:name="f85" draw:formula="?f11 * ?f8 / ?f84"/>
              <draw:equation draw:name="f86" draw:formula="?f82 * ?f85"/>
              <draw:equation draw:name="f87" draw:formula="?f63 - ?f86"/>
              <draw:equation draw:name="f88" draw:formula="?f79 * ?f85"/>
              <draw:equation draw:name="f89" draw:formula="?f65 - ?f88"/>
              <draw:equation draw:name="f90" draw:formula="?f87 - ?f11"/>
              <draw:equation draw:name="f91" draw:formula="?f89 - ?f8"/>
              <draw:equation draw:name="f92" draw:formula="?f87 + ?f11"/>
              <draw:equation draw:name="f93" draw:formula="?f89 + ?f8"/>
              <draw:equation draw:name="f94" draw:formula="?f74 + ?f2"/>
              <draw:equation draw:name="f95" draw:formula="?f94 * ?f13 / ?f1"/>
              <draw:equation draw:name="f96" draw:formula="0 - ?f95"/>
              <draw:equation draw:name="f97" draw:formula="cos(?f96)"/>
              <draw:equation draw:name="f98" draw:formula="0 - ?f97"/>
              <draw:equation draw:name="f99" draw:formula="?f98 * ?f11"/>
              <draw:equation draw:name="f100" draw:formula="sin(?f96)"/>
              <draw:equation draw:name="f101" draw:formula="0 - ?f100"/>
              <draw:equation draw:name="f102" draw:formula="?f101 * ?f8"/>
              <draw:equation draw:name="f103" draw:formula="sqrt(?f99 * ?f99 + ?f102 * ?f102 + 0 * 0)"/>
              <draw:equation draw:name="f104" draw:formula="?f11 * ?f8 / ?f103"/>
              <draw:equation draw:name="f105" draw:formula="?f101 * ?f104"/>
              <draw:equation draw:name="f106" draw:formula="?f87 + ?f105"/>
              <draw:equation draw:name="f107" draw:formula="?f98 * ?f104"/>
              <draw:equation draw:name="f108" draw:formula="?f89 + ?f107"/>
              <draw:equation draw:name="f109" draw:formula="if(?f30, ?f63, ?f90)"/>
              <draw:equation draw:name="f110" draw:formula="if(?f30, ?f65, ?f91)"/>
              <draw:equation draw:name="f111" draw:formula="if(?f30, ?f63, ?f92)"/>
              <draw:equation draw:name="f112" draw:formula="if(?f30, ?f65, ?f93)"/>
              <draw:equation draw:name="f113" draw:formula="if(?f30, ?f90, ?f106)"/>
              <draw:equation draw:name="f114" draw:formula="if(?f30, ?f91, ?f108)"/>
              <draw:equation draw:name="f115" draw:formula="if(?f30, ?f92, ?f106)"/>
              <draw:equation draw:name="f116" draw:formula="if(?f30, ?f93, ?f108)"/>
              <draw:equation draw:name="f117" draw:formula="0 + ?f30"/>
              <draw:equation draw:name="f118" draw:formula="0 + ?f2"/>
              <draw:equation draw:name="f119" draw:formula="?f118 * ?f13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11"/>
              <draw:equation draw:name="f124" draw:formula="sin(?f120)"/>
              <draw:equation draw:name="f125" draw:formula="0 - ?f124"/>
              <draw:equation draw:name="f126" draw:formula="?f125 * ?f8"/>
              <draw:equation draw:name="f127" draw:formula="sqrt(?f123 * ?f123 + ?f126 * ?f126 + 0 * 0)"/>
              <draw:equation draw:name="f128" draw:formula="?f11 * ?f8 / ?f127"/>
              <draw:equation draw:name="f129" draw:formula="?f125 * ?f128"/>
              <draw:equation draw:name="f130" draw:formula="?f106 - ?f129"/>
              <draw:equation draw:name="f131" draw:formula="?f122 * ?f128"/>
              <draw:equation draw:name="f132" draw:formula="?f108 - ?f131"/>
              <draw:equation draw:name="f133" draw:formula="?f130 - ?f11"/>
              <draw:equation draw:name="f134" draw:formula="?f132 - ?f8"/>
              <draw:equation draw:name="f135" draw:formula="?f130 + ?f11"/>
              <draw:equation draw:name="f136" draw:formula="?f132 + ?f8"/>
              <draw:equation draw:name="f137" draw:formula="?f117 + ?f2"/>
              <draw:equation draw:name="f138" draw:formula="?f137 * ?f13 / ?f1"/>
              <draw:equation draw:name="f139" draw:formula="0 - ?f138"/>
              <draw:equation draw:name="f140" draw:formula="cos(?f139)"/>
              <draw:equation draw:name="f141" draw:formula="0 - ?f140"/>
              <draw:equation draw:name="f142" draw:formula="?f141 * ?f11"/>
              <draw:equation draw:name="f143" draw:formula="sin(?f139)"/>
              <draw:equation draw:name="f144" draw:formula="0 - ?f143"/>
              <draw:equation draw:name="f145" draw:formula="?f144 * ?f8"/>
              <draw:equation draw:name="f146" draw:formula="sqrt(?f142 * ?f142 + ?f145 * ?f145 + 0 * 0)"/>
              <draw:equation draw:name="f147" draw:formula="?f11 * ?f8 / ?f146"/>
              <draw:equation draw:name="f148" draw:formula="?f144 * ?f147"/>
              <draw:equation draw:name="f149" draw:formula="?f130 + ?f148"/>
              <draw:equation draw:name="f150" draw:formula="?f141 * ?f147"/>
              <draw:equation draw:name="f151" draw:formula="?f132 + ?f150"/>
              <draw:equation draw:name="f152" draw:formula="if(?f30, ?f106, ?f133)"/>
              <draw:equation draw:name="f153" draw:formula="if(?f30, ?f108, ?f134)"/>
              <draw:equation draw:name="f154" draw:formula="if(?f30, ?f106, ?f135)"/>
              <draw:equation draw:name="f155" draw:formula="if(?f30, ?f108, ?f136)"/>
              <draw:equation draw:name="f156" draw:formula="if(?f30, ?f133, ?f149)"/>
              <draw:equation draw:name="f157" draw:formula="if(?f30, ?f134, ?f151)"/>
              <draw:equation draw:name="f158" draw:formula="if(?f30, ?f135, ?f149)"/>
              <draw:equation draw:name="f159" draw:formula="if(?f30, ?f136, ?f151)"/>
              <draw:equation draw:name="f160" draw:formula="?f2 + ?f30"/>
              <draw:equation draw:name="f161" draw:formula="?f2 + ?f2"/>
              <draw:equation draw:name="f162" draw:formula="?f161 * ?f13 / ?f1"/>
              <draw:equation draw:name="f163" draw:formula="0 - ?f162"/>
              <draw:equation draw:name="f164" draw:formula="cos(?f163)"/>
              <draw:equation draw:name="f165" draw:formula="0 - ?f164"/>
              <draw:equation draw:name="f166" draw:formula="?f165 * ?f11"/>
              <draw:equation draw:name="f167" draw:formula="sin(?f163)"/>
              <draw:equation draw:name="f168" draw:formula="0 - ?f167"/>
              <draw:equation draw:name="f169" draw:formula="?f168 * ?f8"/>
              <draw:equation draw:name="f170" draw:formula="sqrt(?f166 * ?f166 + ?f169 * ?f169 + 0 * 0)"/>
              <draw:equation draw:name="f171" draw:formula="?f11 * ?f8 / ?f170"/>
              <draw:equation draw:name="f172" draw:formula="?f168 * ?f171"/>
              <draw:equation draw:name="f173" draw:formula="?f149 - ?f172"/>
              <draw:equation draw:name="f174" draw:formula="?f165 * ?f171"/>
              <draw:equation draw:name="f175" draw:formula="?f151 - ?f174"/>
              <draw:equation draw:name="f176" draw:formula="?f173 - ?f11"/>
              <draw:equation draw:name="f177" draw:formula="?f175 - ?f8"/>
              <draw:equation draw:name="f178" draw:formula="?f173 + ?f11"/>
              <draw:equation draw:name="f179" draw:formula="?f175 + ?f8"/>
              <draw:equation draw:name="f180" draw:formula="?f160 + ?f2"/>
              <draw:equation draw:name="f181" draw:formula="?f180 * ?f13 / ?f1"/>
              <draw:equation draw:name="f182" draw:formula="0 - ?f181"/>
              <draw:equation draw:name="f183" draw:formula="cos(?f182)"/>
              <draw:equation draw:name="f184" draw:formula="0 - ?f183"/>
              <draw:equation draw:name="f185" draw:formula="?f184 * ?f11"/>
              <draw:equation draw:name="f186" draw:formula="sin(?f182)"/>
              <draw:equation draw:name="f187" draw:formula="0 - ?f186"/>
              <draw:equation draw:name="f188" draw:formula="?f187 * ?f8"/>
              <draw:equation draw:name="f189" draw:formula="sqrt(?f185 * ?f185 + ?f188 * ?f188 + 0 * 0)"/>
              <draw:equation draw:name="f190" draw:formula="?f11 * ?f8 / ?f189"/>
              <draw:equation draw:name="f191" draw:formula="?f187 * ?f190"/>
              <draw:equation draw:name="f192" draw:formula="?f173 + ?f191"/>
              <draw:equation draw:name="f193" draw:formula="?f184 * ?f190"/>
              <draw:equation draw:name="f194" draw:formula="?f175 + ?f193"/>
              <draw:equation draw:name="f195" draw:formula="if(?f30, ?f149, ?f176)"/>
              <draw:equation draw:name="f196" draw:formula="if(?f30, ?f151, ?f177)"/>
              <draw:equation draw:name="f197" draw:formula="if(?f30, ?f149, ?f178)"/>
              <draw:equation draw:name="f198" draw:formula="if(?f30, ?f151, ?f179)"/>
              <draw:equation draw:name="f199" draw:formula="if(?f30, ?f176, ?f192)"/>
              <draw:equation draw:name="f200" draw:formula="if(?f30, ?f177, ?f194)"/>
              <draw:equation draw:name="f201" draw:formula="if(?f30, ?f178, ?f192)"/>
              <draw:equation draw:name="f202" draw:formula="if(?f30, ?f179, ?f194)"/>
            </draw:enhanced-geometry>
          </draw:custom-shape>
          <draw:custom-shape svg:x="4.4873in" svg:y="4.61204in" svg:width="1.07516in" svg:height="1.07516in" draw:id="id229" draw:style-name="a654" draw:name="Oval 12">
            <svg:desc/>
            <text:p text:style-name="a653" text:class-names="" text:cond-style-name=""><text:span text:style-name="a652" text:class-names="">Get Points</text:span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g draw:name="Group 7" draw:id="id225">
          <svg:desc/>
          <draw:custom-shape svg:width="0.40471in" svg:height="0.51317in" draw:id="id226" draw:style-name="a647" draw:transform="translate(-0.20236in -0.25658in) rotate(-5.23599) translate(5.59018in 4.17049in)" draw:name="Right Arrow 8">
            <svg:desc/>
  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0800 4320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svg:width="0.2833in" svg:height="0.3079in" draw:id="id227" draw:style-name="a650" draw:transform="translate(-0.14165in -0.15395in) rotate(-5.23599) translate(5.55983in 4.22307in)" draw:name="Right Arrow 14">
            <svg:desc/>
            <text:p text:style-name="a649" text:class-names="" text:cond-style-name=""><text:span text:style-name="a64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</draw:page>
      <draw:page draw:name="Slide8" draw:style-name="a672" draw:master-page-name="Master1-Layout2-obj-Title-and-Content" presentation:presentation-page-layout-name="Master1-PPL2">
        <draw:frame draw:id="id238" presentation:style-name="a676" draw:name="Title 1" svg:x="0.74826in" svg:y="0.49456in" svg:width="9.33333in" svg:height="1.64815in" presentation:class="title" presentation:placeholder="false">
          <draw:text-box>
            <text:p text:style-name="a675" text:class-names="" text:cond-style-name=""><text:span text:style-name="a673" text:class-names="">Development PLan</text:span><text:span text:style-name="a674" text:class-names=""/></text:p>
          </draw:text-box>
          <svg:desc/>
        </draw:frame>
        <draw:frame draw:id="id239" presentation:style-name="a699" draw:name="Content Placeholder 2" svg:x="0.5923in" svg:y="2.33716in" svg:width="9.33333in" svg:height="3.9537in" presentation:class="outline" presentation:placeholder="false">
          <draw:text-box>
            <text:list text:style-name="a679">
              <text:list-item>
                <text:p text:style-name="a678" text:class-names="" text:cond-style-name=""><text:span text:style-name="a677" text:class-names="">Week 1 – 4: </text:span></text:p>
              </text:list-item>
            </text:list>
            <text:list text:style-name="a682">
              <text:list-item>
                <text:list text:style-name="a682">
                  <text:list-item>
                    <text:list text:style-name="a682">
                      <text:list-item>
                        <text:p text:style-name="a681" text:class-names="" text:cond-style-name=""><text:span text:style-name="a680" text:class-names="">Working prototype with research into puzzle design</text:span></text:p>
                      </text:list-item>
                    </text:list>
                  </text:list-item>
                </text:list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Week 5 – 9:</text:span></text:p>
              </text:list-item>
            </text:list>
            <text:list text:style-name="a689">
              <text:list-item>
                <text:list text:style-name="a689">
                  <text:list-item>
                    <text:list text:style-name="a689">
                      <text:list-item>
                        <text:p text:style-name="a688" text:class-names="" text:cond-style-name=""><text:span text:style-name="a686" text:class-names="">Iterations based on multiple playtesting sessions</text:span><text:span text:style-name="a687" text:class-names=""/></text:p>
                      </text:list-item>
                    </text:list>
                  </text:list-item>
                </text:list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>Week 10 – 11:</text:span></text:p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p text:style-name="a694" text:class-names="" text:cond-style-name=""><text:span text:style-name="a693" text:class-names="">Final iteration and polish leading to final pitch</text:span></text:p>
                      </text:list-item>
                    </text:list>
                  </text:list-item>
                </text:list>
              </text:list-item>
            </text:list>
            <text:list text:style-name="a698">
              <text:list-item>
                <text:list text:style-name="a698">
                  <text:list-item>
                    <text:list text:style-name="a698">
                      <text:list-item>
                        <text:p text:style-name="a697" text:class-names="" text:cond-style-name=""><text:span text:style-name="a696" text:class-names=""/></text:p>
                      </text:list-item>
                    </text:list>
                  </text:list-item>
                </text:list>
              </text:list-item>
            </text:list>
          </draw:text-box>
          <svg:desc/>
        </draw:frame>
      </draw:page>
      <draw:page draw:name="Slide9" draw:style-name="a701" draw:master-page-name="Master1-Layout2-obj-Title-and-Content" presentation:presentation-page-layout-name="Master1-PPL2">
        <draw:frame draw:id="id240" presentation:style-name="a705" draw:name="Title 1" svg:x="1.94173in" svg:y="2.88376in" svg:width="9.33333in" svg:height="1.64815in" presentation:class="title" presentation:placeholder="false">
          <draw:text-box>
            <text:p text:style-name="a704" text:class-names="" text:cond-style-name=""><text:span text:style-name="a702" text:class-names="">Questions?</text:span><text:span text:style-name="a703" text:class-names=""/></text:p>
          </draw:text-box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4826in" svg:y="0.75in" svg:width="8.75in" svg:height="3.25in"/>
      <presentation:placeholder presentation:object="subtitle" svg:x="0.74826in" svg:y="4.2037in" svg:width="7in" svg:height="2.12963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2" style:display-name="Title and Content">
      <presentation:placeholder presentation:object="title" svg:x="0.74826in" svg:y="4.90741in" svg:width="9.33333in" svg:height="1.64815in"/>
      <presentation:placeholder presentation:object="object" svg:x="0.74826in" svg:y="0.75in" svg:width="9.33333in" svg:height="3.9537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3" style:display-name="Section Header">
      <presentation:placeholder presentation:object="title" svg:x="0.74826in" svg:y="2.19444in" svg:width="9.33333in" svg:height="2.49519in"/>
      <presentation:placeholder presentation:object="outline" svg:x="0.74826in" svg:y="4.91667in" svg:width="9.33333in" svg:height="1.63889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4" style:display-name="Two Content">
      <presentation:placeholder presentation:object="title" svg:x="0.74826in" svg:y="4.90741in" svg:width="9.33333in" svg:height="1.64815in"/>
      <presentation:placeholder presentation:object="object" svg:x="0.74826in" svg:y="0.75in" svg:width="5.39989in" svg:height="3.9537in"/>
      <presentation:placeholder presentation:object="object" svg:x="6.35185in" svg:y="0.75in" svg:width="5.39641in" svg:height="3.9537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5" style:display-name="Comparison">
      <presentation:placeholder presentation:object="title" svg:x="0.74826in" svg:y="4.90741in" svg:width="9.33333in" svg:height="1.64815in"/>
      <presentation:placeholder presentation:object="outline" svg:x="1.06308in" svg:y="0.75in" svg:width="5.08507in" svg:height="0.63021in"/>
      <presentation:placeholder presentation:object="object" svg:x="0.74826in" svg:y="1.38947in" svg:width="5.39989in" svg:height="3.31424in"/>
      <presentation:placeholder presentation:object="outline" svg:x="6.64815in" svg:y="0.75in" svg:width="5.10185in" svg:height="0.63021in"/>
      <presentation:placeholder presentation:object="object" svg:x="6.35011in" svg:y="1.38021in" svg:width="5.39063in" svg:height="3.31424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6" style:display-name="Title Only">
      <presentation:placeholder presentation:object="title" svg:x="0.74826in" svg:y="4.90741in" svg:width="9.33333in" svg:height="1.64815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7" style:display-name="Blank"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8" style:display-name="Content with Caption">
      <presentation:placeholder presentation:object="title" svg:x="7.74826in" svg:y="0.75in" svg:width="4in" svg:height="1.5in"/>
      <presentation:placeholder presentation:object="object" svg:x="0.74826in" svg:y="0.75in" svg:width="6.5in" svg:height="5.80556in"/>
      <presentation:placeholder presentation:object="outline" svg:x="7.74826in" svg:y="2.41667in" svg:width="4in" svg:height="2.28704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9" style:display-name="Picture with Caption">
      <presentation:placeholder presentation:object="title" svg:x="5.16493in" svg:y="1.58333in" svg:width="6.58333in" svg:height="1.25in"/>
      <presentation:placeholder presentation:object="graphic" svg:x="1.0816in" svg:y="1in" svg:width="3.58812in" svg:height="5in"/>
      <presentation:placeholder presentation:object="outline" svg:x="5.16493in" svg:y="3.03704in" svg:width="6.58507in" svg:height="2.24074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0" style:display-name="Panoramic Picture with Caption">
      <presentation:placeholder presentation:object="title" svg:x="0.74826in" svg:y="4.90741in" svg:width="9.33333in" svg:height="1.64815in"/>
      <presentation:placeholder presentation:object="graphic" svg:x="0.75in" svg:y="0.58333in" svg:width="11.8316in" svg:height="3.41667in"/>
      <presentation:placeholder presentation:object="outline" svg:x="1in" svg:y="4.2037in" svg:width="9.08159in" svg:height="0.5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1" style:display-name="Title and Caption">
      <presentation:placeholder presentation:object="title" svg:x="0.74826in" svg:y="0.75in" svg:width="11in" svg:height="3in"/>
      <presentation:placeholder presentation:object="outline" svg:x="0.74826in" svg:y="4.5in" svg:width="9.33507in" svg:height="2.05556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2" style:display-name="Quote with Caption">
      <presentation:placeholder presentation:object="title" svg:x="1.24826in" svg:y="0.75in" svg:width="10in" svg:height="3in"/>
      <presentation:placeholder presentation:object="outline" svg:x="1.5816in" svg:y="3.75in" svg:width="9.33333in" svg:height="0.41667in"/>
      <presentation:placeholder presentation:object="outline" svg:x="0.74826in" svg:y="4.7037in" svg:width="9.33333in" svg:height="1.84259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3" style:display-name="Name Card">
      <presentation:placeholder presentation:object="title" svg:x="0.74826in" svg:y="3.75in" svg:width="9.33333in" svg:height="1.8563in"/>
      <presentation:placeholder presentation:object="outline" svg:x="0.74826in" svg:y="5.6135in" svg:width="9.33507in" svg:height="0.94094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4" style:display-name="Quote Name Card">
      <presentation:placeholder presentation:object="title" svg:x="1.24826in" svg:y="0.75in" svg:width="10in" svg:height="3in"/>
      <presentation:placeholder presentation:object="outline" svg:x="0.74826in" svg:y="4.2963in" svg:width="9.33333in" svg:height="1.14815in"/>
      <presentation:placeholder presentation:object="outline" svg:x="0.74826in" svg:y="5.44444in" svg:width="9.33333in" svg:height="1.11111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5" style:display-name="True or False">
      <presentation:placeholder presentation:object="title" svg:x="0.74826in" svg:y="0.75in" svg:width="11in" svg:height="3in"/>
      <presentation:placeholder presentation:object="outline" svg:x="0.74826in" svg:y="4.2963in" svg:width="9.33333in" svg:height="0.91667in"/>
      <presentation:placeholder presentation:object="outline" svg:x="0.74826in" svg:y="5.21296in" svg:width="9.33333in" svg:height="1.34259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6" style:display-name="Title and Vertical Text">
      <presentation:placeholder presentation:object="title" svg:x="0.74826in" svg:y="4.90741in" svg:width="9.33333in" svg:height="1.64815in"/>
      <presentation:placeholder presentation:object="outline" svg:x="0.74826in" svg:y="0.75in" svg:width="9.33333in" svg:height="3.9537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7" style:display-name="Vertical Title and Text">
      <presentation:placeholder presentation:object="title" svg:x="9.49826in" svg:y="0.75in" svg:width="2.25in" svg:height="5in"/>
      <presentation:placeholder presentation:object="outline" svg:x="0.75in" svg:y="0.75in" svg:width="8.55556in" svg:height="5.80556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gradient draw:name="a506" draw:style="linear" draw:angle="3480" draw:start-color="#64d4ef" draw:end-color="#06588e" draw:start-intensity="100%" draw:end-intensity="100%"/>
    <draw:gradient draw:name="a231" draw:style="linear" draw:angle="3480" draw:start-color="#64d4ef" draw:end-color="#06588e" draw:start-intensity="100%" draw:end-intensity="100%"/>
    <draw:gradient draw:name="a578" draw:style="linear" draw:angle="3480" draw:start-color="#64d4ef" draw:end-color="#06588e" draw:start-intensity="100%" draw:end-intensity="100%"/>
    <draw:gradient draw:name="a119" draw:style="linear" draw:angle="3480" draw:start-color="#64d4ef" draw:end-color="#06588e" draw:start-intensity="100%" draw:end-intensity="100%"/>
    <draw:gradient draw:name="a671" draw:style="linear" draw:angle="3480" draw:start-color="#64d4ef" draw:end-color="#06588e" draw:start-intensity="100%" draw:end-intensity="100%"/>
    <draw:gradient draw:name="a625" draw:style="linear" draw:angle="3480" draw:start-color="#64d4ef" draw:end-color="#06588e" draw:start-intensity="100%" draw:end-intensity="100%"/>
    <draw:gradient draw:name="a602" draw:style="linear" draw:angle="3480" draw:start-color="#64d4ef" draw:end-color="#06588e" draw:start-intensity="100%" draw:end-intensity="100%"/>
    <draw:gradient draw:name="a0" draw:style="linear" draw:angle="3480" draw:start-color="#64d4ef" draw:end-color="#06588e" draw:start-intensity="100%" draw:end-intensity="100%"/>
    <draw:gradient draw:name="a36" draw:style="linear" draw:angle="3480" draw:start-color="#64d4ef" draw:end-color="#06588e" draw:start-intensity="100%" draw:end-intensity="100%"/>
    <draw:gradient draw:name="a59" draw:style="linear" draw:angle="3480" draw:start-color="#64d4ef" draw:end-color="#06588e" draw:start-intensity="100%" draw:end-intensity="100%"/>
    <draw:gradient draw:name="a420" draw:style="linear" draw:angle="3480" draw:start-color="#64d4ef" draw:end-color="#06588e" draw:start-intensity="100%" draw:end-intensity="100%"/>
    <draw:gradient draw:name="a444" draw:style="linear" draw:angle="3480" draw:start-color="#64d4ef" draw:end-color="#06588e" draw:start-intensity="100%" draw:end-intensity="100%"/>
    <draw:gradient draw:name="a308" draw:style="linear" draw:angle="3480" draw:start-color="#64d4ef" draw:end-color="#06588e" draw:start-intensity="100%" draw:end-intensity="100%"/>
    <draw:gradient draw:name="a171" draw:style="linear" draw:angle="3480" draw:start-color="#64d4ef" draw:end-color="#06588e" draw:start-intensity="100%" draw:end-intensity="100%"/>
    <draw:gradient draw:name="a700" draw:style="linear" draw:angle="3480" draw:start-color="#64d4ef" draw:end-color="#06588e" draw:start-intensity="100%" draw:end-intensity="100%"/>
    <draw:gradient draw:name="a586" draw:style="linear" draw:angle="3480" draw:start-color="#64d4ef" draw:end-color="#06588e" draw:start-intensity="100%" draw:end-intensity="100%"/>
    <draw:gradient draw:name="a335" draw:style="linear" draw:angle="3480" draw:start-color="#64d4ef" draw:end-color="#06588e" draw:start-intensity="100%" draw:end-intensity="100%"/>
    <draw:gradient draw:name="a542" draw:style="linear" draw:angle="3480" draw:start-color="#64d4ef" draw:end-color="#06588e" draw:start-intensity="100%" draw:end-intensity="100%"/>
    <draw:gradient draw:name="a612" draw:style="linear" draw:angle="3480" draw:start-color="#64d4ef" draw:end-color="#06588e" draw:start-intensity="100%" draw:end-intensity="100%"/>
    <draw:gradient draw:name="a268" draw:style="linear" draw:angle="3480" draw:start-color="#64d4ef" draw:end-color="#06588e" draw:start-intensity="100%" draw:end-intensity="100%"/>
    <draw:gradient draw:name="a362" draw:style="linear" draw:angle="3480" draw:start-color="#64d4ef" draw:end-color="#06588e" draw:start-intensity="100%" draw:end-intensity="100%"/>
    <draw:gradient draw:name="a95" draw:style="linear" draw:angle="3480" draw:start-color="#64d4ef" draw:end-color="#06588e" draw:start-intensity="100%" draw:end-intensity="100%"/>
    <draw:gradient draw:name="a478" draw:style="linear" draw:angle="3480" draw:start-color="#64d4ef" draw:end-color="#06588e" draw:start-intensity="100%" draw:end-intensity="100%"/>
    <draw:gradient draw:name="a386" draw:style="linear" draw:angle="3480" draw:start-color="#64d4ef" draw:end-color="#06588e" draw:start-intensity="100%" draw:end-intensity="100%"/>
    <draw:gradient draw:name="a641" draw:style="linear" draw:angle="3480" draw:start-color="#64d4ef" draw:end-color="#06588e" draw:start-intensity="100%" draw:end-intensity="100%"/>
    <draw:gradient draw:name="a251" draw:style="linear" draw:angle="3480" draw:start-color="#64d4ef" draw:end-color="#06588e" draw:start-intensity="100%" draw:end-intensity="100%"/>
    <draw:gradient draw:name="a619" draw:style="linear" draw:angle="3480" draw:start-color="#64d4ef" draw:end-color="#06588e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55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7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0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3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8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0">
      <style:graphic-properties draw:fill="none" draw:stroke="solid" svg:stroke-width="0.01042in" svg:stroke-color="#ffffff" svg:stroke-opacity="100%"/>
    </style:style>
    <style:style style:family="paragraph" style:name="a5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1">
      <style:graphic-properties draw:fill="none" draw:stroke="solid" svg:stroke-width="0.01042in" svg:stroke-color="#ffffff" svg:stroke-opacity="100%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">
      <style:graphic-properties draw:fill="none" draw:stroke="solid" svg:stroke-width="0.01389in" svg:stroke-color="#ffffff" svg:stroke-opacity="100%"/>
    </style:style>
    <style:style style:family="graphic" style:name="a332">
      <style:graphic-properties draw:fill="none" draw:stroke="solid" svg:stroke-width="0.01042in" svg:stroke-color="#ffffff" svg:stroke-opacity="100%"/>
    </style:style>
    <style:style style:family="graphic" style:name="a55">
      <style:graphic-properties draw:fill="none" draw:stroke="solid" svg:stroke-width="0.01389in" svg:stroke-color="#ffffff" svg:stroke-opacity="100%"/>
    </style:style>
    <style:style style:family="graphic" style:name="a333">
      <style:graphic-properties draw:fill="none" draw:stroke="solid" svg:stroke-width="0.03125in" svg:stroke-color="#ffffff" svg:stroke-opacity="100%"/>
    </style:style>
    <style:style style:family="graphic" style:name="a56">
      <style:graphic-properties draw:fill="none" draw:stroke="solid" svg:stroke-width="0.01389in" svg:stroke-color="#ffffff" svg:stroke-opacity="100%"/>
    </style:style>
    <style:style style:family="graphic" style:name="a334">
      <style:graphic-properties draw:fill="none" draw:stroke="solid" svg:stroke-width="0.03125in" svg:stroke-color="#ffffff" svg:stroke-opacity="100%"/>
    </style:style>
    <style:style style:family="graphic" style:name="a57">
      <style:graphic-properties draw:fill="none" draw:stroke="solid" svg:stroke-width="0.03472in" svg:stroke-color="#ffffff" svg:stroke-opacity="100%"/>
    </style:style>
    <style:style style:family="graphic" style:name="a58">
      <style:graphic-properties draw:fill="none" draw:stroke="solid" svg:stroke-width="0.03472in" svg:stroke-color="#ffffff" svg:stroke-opacity="100%"/>
    </style:style>
    <style:style style:family="drawing-page" style:name="a336">
      <style:drawing-page-properties draw:fill="gradient" draw:fill-gradient-name="a335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transition-type="manual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draw:fill="none" draw:stroke="solid" svg:stroke-width="0.01042in" svg:stroke-color="#ffffff" svg:stroke-opacity="100%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4">
      <style:graphic-properties draw:fill="none" draw:stroke="solid" svg:stroke-width="0.01042in" svg:stroke-color="#ffffff" svg:stroke-opacity="100%"/>
    </style:style>
    <style:style style:family="drawing-page" style:name="a60">
      <style:drawing-page-properties draw:fill="gradient" draw:fill-gradient-name="a59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75">
      <style:graphic-properties draw:fill="none" draw:stroke="solid" svg:stroke-width="0.01042in" svg:stroke-color="#ffffff" svg:stroke-opacity="100%"/>
    </style:style>
    <style:style style:family="text" style:name="a29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6">
      <style:graphic-properties draw:fill="none" draw:stroke="solid" svg:stroke-width="0.03125in" svg:stroke-color="#ffffff" svg:stroke-opacity="100%"/>
    </style:style>
    <style:style style:family="paragraph" style:name="a2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draw:fill="none" draw:stroke="solid" svg:stroke-width="0.03125in" svg:stroke-color="#ffffff" svg:stroke-opacity="100%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736in" svg:stroke-color="#ffffff" svg:stroke-opacity="40%" draw:auto-grow-width="false" draw:auto-grow-height="false"/>
      <style:paragraph-properties style:font-independent-line-spacing="true" style:writing-mode="lr-tb"/>
    </style:style>
    <style:style style:family="paragraph" style:name="a65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4">
      <style:graphic-properties draw:fill="none" draw:stroke="solid" svg:stroke-width="0.01042in" svg:stroke-color="#ffffff" svg:stroke-opacity="100%"/>
    </style:style>
    <style:style style:family="graphic" style:name="a115">
      <style:graphic-properties draw:fill="none" draw:stroke="solid" svg:stroke-width="0.01042in" svg:stroke-color="#ffffff" svg:stroke-opacity="100%"/>
    </style:style>
    <style:style style:family="graphic" style:name="a116">
      <style:graphic-properties draw:fill="none" draw:stroke="solid" svg:stroke-width="0.01042in" svg:stroke-color="#ffffff" svg:stroke-opacity="100%"/>
    </style:style>
    <style:style style:family="graphic" style:name="a117">
      <style:graphic-properties draw:fill="none" draw:stroke="solid" svg:stroke-width="0.03125in" svg:stroke-color="#ffffff" svg:stroke-opacity="100%"/>
    </style:style>
    <style:style style:family="graphic" style:name="a118">
      <style:graphic-properties draw:fill="none" draw:stroke="solid" svg:stroke-width="0.03125in" svg:stroke-color="#ffffff" svg:stroke-opacity="100%"/>
    </style:style>
    <style:style style:family="text" style:name="a7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7">
      <style:graphic-properties draw:fill="none" draw:stroke="solid" svg:stroke-width="0.01042in" svg:stroke-color="#ffffff" svg:stroke-opacity="100%"/>
    </style:style>
    <style:style style:family="graphic" style:name="a358">
      <style:graphic-properties draw:fill="none" draw:stroke="solid" svg:stroke-width="0.01042in" svg:stroke-color="#ffffff" svg:stroke-opacity="100%"/>
    </style:style>
    <style:style style:family="drawing-page" style:name="a120">
      <style:drawing-page-properties draw:fill="gradient" draw:fill-gradient-name="a119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59">
      <style:graphic-properties draw:fill="none" draw:stroke="solid" svg:stroke-width="0.01042in" svg:stroke-color="#ffffff" svg:stroke-opacity="100%"/>
    </style:style>
    <style:style style:family="text" style:name="a12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>
      <style:graphic-properties draw:fill="none" draw:stroke="solid" svg:stroke-width="0.03125in" svg:stroke-color="#ffffff" svg:stroke-opacity="100%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1">
      <style:graphic-properties draw:fill="none" draw:stroke="solid" svg:stroke-width="0.03125in" svg:stroke-color="#ffffff" svg:stroke-opacity="100%"/>
    </style:style>
    <style:style style:family="text" style:name="a8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3">
      <style:drawing-page-properties draw:fill="gradient" draw:fill-gradient-name="a362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>
      <style:graphic-properties draw:fill="none" draw:stroke="solid" svg:stroke-width="0.01042in" svg:stroke-color="#ffffff" svg:stroke-opacity="100%"/>
    </style:style>
    <style:style style:family="graphic" style:name="a416">
      <style:graphic-properties draw:fill="none" draw:stroke="solid" svg:stroke-width="0.01042in" svg:stroke-color="#ffffff" svg:stroke-opacity="100%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7">
      <style:graphic-properties draw:fill="none" draw:stroke="solid" svg:stroke-width="0.01042in" svg:stroke-color="#ffffff" svg:stroke-opacity="100%"/>
    </style:style>
    <style:style style:family="graphic" style:name="a418">
      <style:graphic-properties draw:fill="none" draw:stroke="solid" svg:stroke-width="0.03125in" svg:stroke-color="#ffffff" svg:stroke-opacity="100%"/>
    </style:style>
    <style:style style:family="graphic" style:name="a419">
      <style:graphic-properties draw:fill="none" draw:stroke="solid" svg:stroke-width="0.03125in" svg:stroke-color="#ffffff" svg:stroke-opacity="100%"/>
    </style:style>
    <style:style style:family="graphic" style:name="a90">
      <style:graphic-properties draw:fill="none" draw:stroke="solid" svg:stroke-width="0.01042in" svg:stroke-color="#ffffff" svg:stroke-opacity="100%"/>
    </style:style>
    <style:style style:family="graphic" style:name="a91">
      <style:graphic-properties draw:fill="none" draw:stroke="solid" svg:stroke-width="0.01042in" svg:stroke-color="#ffffff" svg:stroke-opacity="100%"/>
    </style:style>
    <style:style style:family="graphic" style:name="a92">
      <style:graphic-properties draw:fill="none" draw:stroke="solid" svg:stroke-width="0.01042in" svg:stroke-color="#ffffff" svg:stroke-opacity="100%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3">
      <style:graphic-properties draw:fill="none" draw:stroke="solid" svg:stroke-width="0.03125in" svg:stroke-color="#ffffff" svg:stroke-opacity="100%"/>
    </style:style>
    <style:style style:family="text" style:name="a37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">
      <style:graphic-properties draw:fill="none" draw:stroke="solid" svg:stroke-width="0.03125in" svg:stroke-color="#ffffff" svg:stroke-opacity="100%"/>
    </style:style>
    <style:style style:family="paragraph" style:name="a3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">
      <style:drawing-page-properties draw:fill="gradient" draw:fill-gradient-name="a95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1">
      <style:drawing-page-properties draw:fill="gradient" draw:fill-gradient-name="a420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4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1">
      <style:graphic-properties draw:fill="none" draw:stroke="solid" svg:stroke-width="0.01042in" svg:stroke-color="#ffffff" svg:stroke-opacity="100%"/>
    </style:style>
    <style:style style:family="graphic" style:name="a382">
      <style:graphic-properties draw:fill="none" draw:stroke="solid" svg:stroke-width="0.01042in" svg:stroke-color="#ffffff" svg:stroke-opacity="100%"/>
    </style:style>
    <style:style style:family="graphic" style:name="a383">
      <style:graphic-properties draw:fill="none" draw:stroke="solid" svg:stroke-width="0.01042in" svg:stroke-color="#ffffff" svg:stroke-opacity="100%"/>
    </style:style>
    <style:style style:family="graphic" style:name="a384">
      <style:graphic-properties draw:fill="none" draw:stroke="solid" svg:stroke-width="0.03125in" svg:stroke-color="#ffffff" svg:stroke-opacity="100%"/>
    </style:style>
    <style:style style:family="graphic" style:name="a385">
      <style:graphic-properties draw:fill="none" draw:stroke="solid" svg:stroke-width="0.03125in" svg:stroke-color="#ffffff" svg:stroke-opacity="100%"/>
    </style:style>
    <style:style style:family="drawing-page" style:name="a387">
      <style:drawing-page-properties draw:fill="gradient" draw:fill-gradient-name="a386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9">
      <style:graphic-properties draw:fill="none" draw:stroke="solid" svg:stroke-width="0.01042in" svg:stroke-color="#ffffff" svg:stroke-opacity="100%"/>
    </style:style>
    <style:style style:family="paragraph" style:name="a201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0">
      <style:graphic-properties draw:fill="none" draw:stroke="solid" svg:stroke-width="0.01042in" svg:stroke-color="#ffffff" svg:stroke-opacity="100%"/>
    </style:style>
    <style:style style:family="graphic" style:name="a441">
      <style:graphic-properties draw:fill="none" draw:stroke="solid" svg:stroke-width="0.01042in" svg:stroke-color="#ffffff" svg:stroke-opacity="100%"/>
    </style:style>
    <style:style style:family="text" style:name="a16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2">
      <style:graphic-properties draw:fill="none" draw:stroke="solid" svg:stroke-width="0.03125in" svg:stroke-color="#ffffff" svg:stroke-opacity="100%"/>
    </style:style>
    <style:style style:family="paragraph" style:name="a1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draw:fill="none" draw:stroke="solid" svg:stroke-width="0.03125in" svg:stroke-color="#ffffff" svg:stroke-opacity="100%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6">
      <style:graphic-properties draw:fill="none" draw:stroke="solid" svg:stroke-width="0.01042in" svg:stroke-color="#ffffff" svg:stroke-opacity="100%"/>
    </style:style>
    <style:style style:family="drawing-page" style:name="a445">
      <style:drawing-page-properties draw:fill="gradient" draw:fill-gradient-name="a444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7">
      <style:graphic-properties draw:fill="none" draw:stroke="solid" svg:stroke-width="0.01042in" svg:stroke-color="#ffffff" svg:stroke-opacity="100%"/>
    </style:style>
    <style:style style:family="text" style:name="a4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">
      <style:graphic-properties draw:fill="none" draw:stroke="solid" svg:stroke-width="0.01042in" svg:stroke-color="#ffffff" svg:stroke-opacity="100%"/>
    </style:style>
    <style:style style:family="paragraph" style:name="a4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">
      <style:graphic-properties draw:fill="none" draw:stroke="solid" svg:stroke-width="0.03125in" svg:stroke-color="#ffffff" svg:stroke-opacity="100%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0">
      <style:graphic-properties draw:fill="none" draw:stroke="solid" svg:stroke-width="0.03125in" svg:stroke-color="#ffffff" svg:stroke-opacity="100%"/>
    </style:style>
    <style:style style:family="paragraph" style:name="a450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2">
      <style:drawing-page-properties draw:fill="gradient" draw:fill-gradient-name="a171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4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1">
      <style:graphic-properties draw:fill="none" draw:stroke="solid" svg:stroke-width="0.01042in" svg:stroke-color="#ffffff" svg:stroke-opacity="100%"/>
    </style:style>
    <style:style style:family="paragraph" style:name="a2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draw:fill="none" draw:stroke="solid" svg:stroke-width="0.01042in" svg:stroke-color="#ffffff" svg:stroke-opacity="100%"/>
    </style:style>
    <style:style style:family="presentation" style:name="a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3">
      <style:graphic-properties draw:fill="none" draw:stroke="solid" svg:stroke-width="0.01042in" svg:stroke-color="#ffffff" svg:stroke-opacity="100%"/>
    </style:style>
    <style:style style:family="graphic" style:name="a226">
      <style:graphic-properties draw:fill="none" draw:stroke="solid" svg:stroke-width="0.01042in" svg:stroke-color="#ffffff" svg:stroke-opacity="100%"/>
    </style:style>
    <style:style style:family="graphic" style:name="a504">
      <style:graphic-properties draw:fill="none" draw:stroke="solid" svg:stroke-width="0.03125in" svg:stroke-color="#ffffff" svg:stroke-opacity="100%"/>
    </style:style>
    <style:style style:family="graphic" style:name="a227">
      <style:graphic-properties draw:fill="none" draw:stroke="solid" svg:stroke-width="0.01042in" svg:stroke-color="#ffffff" svg:stroke-opacity="100%"/>
    </style:style>
    <style:style style:family="graphic" style:name="a505">
      <style:graphic-properties draw:fill="none" draw:stroke="solid" svg:stroke-width="0.03125in" svg:stroke-color="#ffffff" svg:stroke-opacity="100%"/>
    </style:style>
    <style:style style:family="graphic" style:name="a228">
      <style:graphic-properties draw:fill="none" draw:stroke="solid" svg:stroke-width="0.01042in" svg:stroke-color="#ffffff" svg:stroke-opacity="100%"/>
    </style:style>
    <style:style style:family="graphic" style:name="a229">
      <style:graphic-properties draw:fill="none" draw:stroke="solid" svg:stroke-width="0.03125in" svg:stroke-color="#ffffff" svg:stroke-opacity="100%"/>
    </style:style>
    <style:style style:family="drawing-page" style:name="a507">
      <style:drawing-page-properties draw:fill="gradient" draw:fill-gradient-name="a506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0">
      <style:graphic-properties draw:fill="none" draw:stroke="solid" svg:stroke-width="0.03125in" svg:stroke-color="#ffffff" svg:stroke-opacity="100%"/>
    </style:style>
    <style:style style:family="paragraph" style:name="a4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2">
      <style:drawing-page-properties draw:fill="gradient" draw:fill-gradient-name="a231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3">
      <style:graphic-properties draw:fill="none" draw:stroke="solid" svg:stroke-width="0.01042in" svg:stroke-color="#ffffff" svg:stroke-opacity="100%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4">
      <style:graphic-properties draw:fill="none" draw:stroke="solid" svg:stroke-width="0.01042in" svg:stroke-color="#ffffff" svg:stroke-opacity="100%"/>
    </style:style>
    <style:style style:family="paragraph" style:name="a197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 draw:fill="none" draw:stroke="solid" svg:stroke-width="0.01042in" svg:stroke-color="#ffffff" svg:stroke-opacity="100%"/>
    </style:style>
    <style:style style:family="graphic" style:name="a476">
      <style:graphic-properties draw:fill="none" draw:stroke="solid" svg:stroke-width="0.03125in" svg:stroke-color="#ffffff" svg:stroke-opacity="100%"/>
    </style:style>
    <style:style style:family="presentation" style:name="a1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7">
      <style:graphic-properties draw:fill="none" draw:stroke="solid" svg:stroke-width="0.03125in" svg:stroke-color="#ffffff" svg:stroke-opacity="100%"/>
    </style:style>
    <style:style style:family="text" style:name="a24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9">
      <style:drawing-page-properties draw:fill="gradient" draw:fill-gradient-name="a478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6">
      <style:graphic-properties draw:fill="none" draw:stroke="solid" svg:stroke-width="0.01042in" svg:stroke-color="#ffffff" svg:stroke-opacity="100%"/>
    </style:style>
    <style:style style:family="paragraph" style:name="a524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7">
      <style:graphic-properties draw:fill="none" draw:stroke="solid" svg:stroke-width="0.01042in" svg:stroke-color="#ffffff" svg:stroke-opacity="100%"/>
    </style:style>
    <style:style style:family="text" style:name="a1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graphic" style:name="a248">
      <style:graphic-properties draw:fill="none" draw:stroke="solid" svg:stroke-width="0.01042in" svg:stroke-color="#ffffff" svg:stroke-opacity="100%"/>
    </style:style>
    <style:style style:family="paragraph" style:name="a12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9">
      <style:graphic-properties draw:fill="none" draw:stroke="solid" svg:stroke-width="0.03125in" svg:stroke-color="#ffffff" svg:stroke-opacity="100%"/>
    </style:style>
    <style:style style:family="text" style:name="a1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0">
      <style:graphic-properties draw:fill="none" draw:stroke="solid" svg:stroke-width="0.03125in" svg:stroke-color="#ffffff" svg:stroke-opacity="100%"/>
    </style:style>
    <style:style style:family="paragraph" style:name="a48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2">
      <style:drawing-page-properties draw:fill="gradient" draw:fill-gradient-name="a251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7">
      <style:graphic-properties draw:fill="none" draw:stroke="solid" svg:stroke-width="0.01042in" svg:stroke-color="#ffffff" svg:stroke-opacity="100%"/>
    </style:style>
    <style:style style:family="paragraph" style:name="a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draw:fill="none" draw:stroke="solid" svg:stroke-width="0.01042in" svg:stroke-color="#ffffff" svg:stroke-opacity="100%"/>
    </style:style>
    <style:style style:family="text" style:name="a30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9">
      <style:graphic-properties draw:fill="none" draw:stroke="solid" svg:stroke-width="0.01042in" svg:stroke-color="#ffffff" svg:stroke-opacity="100%"/>
    </style:style>
    <style:style style:family="paragraph" style:name="a3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3">
      <style:graphic-properties draw:fill="none" draw:stroke="solid" svg:stroke-width="0.01042in" svg:stroke-color="#ffffff" svg:stroke-opacity="100%"/>
    </style:style>
    <style:style style:family="presentation" style:name="a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4">
      <style:graphic-properties draw:fill="none" draw:stroke="solid" svg:stroke-width="0.01042in" svg:stroke-color="#ffffff" svg:stroke-opacity="100%"/>
    </style:style>
    <style:style style:family="text" style:name="a2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5">
      <style:graphic-properties draw:fill="none" draw:stroke="solid" svg:stroke-width="0.01042in" svg:stroke-color="#ffffff" svg:stroke-opacity="100%"/>
    </style:style>
    <style:style style:family="paragraph" style:name="a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6">
      <style:graphic-properties draw:fill="none" draw:stroke="solid" svg:stroke-width="0.03125in" svg:stroke-color="#ffffff" svg:stroke-opacity="100%"/>
    </style:style>
    <style:style style:family="graphic" style:name="a307">
      <style:graphic-properties draw:fill="none" draw:stroke="solid" svg:stroke-width="0.03125in" svg:stroke-color="#ffffff" svg:stroke-opacity="100%"/>
    </style:style>
    <style:style style:family="drawing-page" style:name="a309">
      <style:drawing-page-properties draw:fill="gradient" draw:fill-gradient-name="a308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0">
      <style:graphic-properties draw:fill="none" draw:stroke="solid" svg:stroke-width="0.03125in" svg:stroke-color="#ffffff" svg:stroke-opacity="100%"/>
    </style:style>
    <style:style style:family="graphic" style:name="a263">
      <style:graphic-properties draw:fill="none" draw:stroke="solid" svg:stroke-width="0.01042in" svg:stroke-color="#ffffff" svg:stroke-opacity="100%"/>
    </style:style>
    <style:style style:family="graphic" style:name="a541">
      <style:graphic-properties draw:fill="none" draw:stroke="solid" svg:stroke-width="0.03125in" svg:stroke-color="#ffffff" svg:stroke-opacity="100%"/>
    </style:style>
    <style:style style:family="graphic" style:name="a264">
      <style:graphic-properties draw:fill="none" draw:stroke="solid" svg:stroke-width="0.01042in" svg:stroke-color="#ffffff" svg:stroke-opacity="100%"/>
    </style:style>
    <style:style style:family="graphic" style:name="a265">
      <style:graphic-properties draw:fill="none" draw:stroke="solid" svg:stroke-width="0.01042in" svg:stroke-color="#ffffff" svg:stroke-opacity="100%"/>
    </style:style>
    <style:style style:family="drawing-page" style:name="a543">
      <style:drawing-page-properties draw:fill="gradient" draw:fill-gradient-name="a542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66">
      <style:graphic-properties draw:fill="none" draw:stroke="solid" svg:stroke-width="0.03125in" svg:stroke-color="#ffffff" svg:stroke-opacity="100%"/>
    </style:style>
    <style:style style:family="text" style:name="a5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7">
      <style:graphic-properties draw:fill="none" draw:stroke="solid" svg:stroke-width="0.03125in" svg:stroke-color="#ffffff" svg:stroke-opacity="100%"/>
    </style:style>
    <style:style style:family="graphic" style:name="a31">
      <style:graphic-properties draw:fill="none" draw:stroke="solid" svg:stroke-width="0.01042in" svg:stroke-color="#ffffff" svg:stroke-opacity="100%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graphic" style:name="a32">
      <style:graphic-properties draw:fill="none" draw:stroke="solid" svg:stroke-width="0.01042in" svg:stroke-color="#ffffff" svg:stroke-opacity="100%"/>
    </style:style>
    <style:style style:family="text" style:name="a54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9">
      <style:drawing-page-properties draw:fill="gradient" draw:fill-gradient-name="a268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">
      <style:graphic-properties draw:fill="none" draw:stroke="solid" svg:stroke-width="0.01042in" svg:stroke-color="#ffffff" svg:stroke-opacity="100%"/>
    </style:style>
    <style:style style:family="paragraph" style:name="a548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">
      <style:graphic-properties draw:fill="none" draw:stroke="solid" svg:stroke-width="0.03125in" svg:stroke-color="#ffffff" svg:stroke-opacity="100%"/>
    </style:style>
    <style:style style:family="paragraph" style:name="a3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draw:fill="none" draw:stroke="solid" svg:stroke-width="0.03125in" svg:stroke-color="#ffffff" svg:stroke-opacity="100%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">
      <style:drawing-page-properties draw:fill="gradient" draw:fill-gradient-name="a36" presentation:transition-type="manual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314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5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736in" svg:stroke-color="#ffffff" svg:stroke-opacity="40%" draw:auto-grow-width="false" draw:auto-grow-height="false"/>
      <style:paragraph-properties style:font-independent-line-spacing="true" style:writing-mode="lr-tb"/>
    </style:style>
    <style:style style:family="paragraph" style:name="a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4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45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1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6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1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68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85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1875in" text:min-label-width="0.3125in"/>
      </text:list-level-style-number>
      <text:list-level-style-number text:level="7" style:num-format="">
        <style:list-level-properties text:space-before="2.6875in" text:min-label-width="0.3125in"/>
      </text:list-level-style-number>
      <text:list-level-style-number text:level="8" style:num-format="">
        <style:list-level-properties text:space-before="3.1875in" text:min-label-width="0.3125in"/>
      </text:list-level-style-number>
      <text:list-level-style-number text:level="9" style:num-format="">
        <style:list-level-properties text:space-before="3.6875in" text:min-label-width="0.3125in"/>
      </text:list-level-style-number>
    </text:list-style>
    <text:list-style style:name="a191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3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8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3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81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75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1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6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1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68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48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1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6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1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68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94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3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8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3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81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8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1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6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1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68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0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1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6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1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68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05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1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6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1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68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8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1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6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1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68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26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1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6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1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68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0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1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6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1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68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49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1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6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1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68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1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6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1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68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29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1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6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1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68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3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1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6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1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68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6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3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8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3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81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22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3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8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3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81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3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8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3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81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25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3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8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3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81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66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1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6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1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68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3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8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3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81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69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1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6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1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68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54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3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8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3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81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81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1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6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1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68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84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3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8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3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81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7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3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8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3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81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11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3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8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3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81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14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3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8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3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81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5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1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6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1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68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1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6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1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68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55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1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6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1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68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3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8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3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81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58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3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8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3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81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38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3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8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3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81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8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1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6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1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68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5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1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6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1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68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1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6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1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68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88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1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6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1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68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51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1875in" text:min-label-width="0.3125in"/>
      </text:list-level-style-number>
      <text:list-level-style-number text:level="7" style:num-format="">
        <style:list-level-properties text:space-before="2.6875in" text:min-label-width="0.3125in"/>
      </text:list-level-style-number>
      <text:list-level-style-number text:level="8" style:num-format="">
        <style:list-level-properties text:space-before="3.1875in" text:min-label-width="0.3125in"/>
      </text:list-level-style-number>
      <text:list-level-style-number text:level="9" style:num-format="">
        <style:list-level-properties text:space-before="3.6875in" text:min-label-width="0.3125in"/>
      </text:list-level-style-number>
    </text:list-style>
    <text:list-style style:name="a75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3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8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3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81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3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8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3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81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3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1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6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1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68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16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1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6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1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68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61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3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8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3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81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19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1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6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1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68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4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1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6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1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68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number:date-style xmlns:number="urn:oasis:names:tc:opendocument:xmlns:datastyle:1.0" style:name="a3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Slice" style:page-layout-name="pageLayout1" draw:style-name="a1">
      <draw:g draw:name="Group 6" draw:id="id0">
        <svg:desc/>
        <draw:connector draw:type="line" svg:x1="13.32986in" svg:y1="3.24074in" svg:x2="12.3316in" svg:y2="4.239in" draw:id="id6" draw:style-name="a31" draw:name="Straight Connector 7">
          <svg:desc/>
        </draw:connector>
        <draw:connector draw:type="line" svg:x1="13.32986in" svg:y1="3.489in" svg:x2="10.06886in" svg:y2="6.75in" draw:id="id7" draw:style-name="a32" draw:name="Straight Connector 8">
          <svg:desc/>
        </draw:connector>
        <draw:connector draw:type="line" svg:x1="13.32986in" svg:y1="3.59259in" svg:x2="11.25579in" svg:y2="5.66667in" draw:id="id8" draw:style-name="a33" draw:name="Straight Connector 9">
          <svg:desc/>
        </draw:connector>
        <draw:connector draw:type="line" svg:x1="13.32986in" svg:y1="3.42419in" svg:x2="11.42072in" svg:y2="5.33333in" draw:id="id9" draw:style-name="a34" draw:name="Straight Connector 10">
          <svg:desc/>
        </draw:connector>
        <draw:connector draw:type="line" svg:x1="13.32986in" svg:y1="4.02778in" svg:x2="11.94097in" svg:y2="5.41667in" draw:id="id10" draw:style-name="a35" draw:name="Straight Connector 11">
          <svg:desc/>
        </draw:connector>
      </draw:g>
      <draw:frame draw:id="id1" presentation:style-name="a4" draw:name="Title Placeholder 1" svg:x="0.74826in" svg:y="4.90741in" svg:width="9.33333in" svg:height="1.64815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desc/>
      </draw:frame>
      <draw:frame draw:id="id2" presentation:style-name="a20" draw:name="Text Placeholder 2" svg:x="0.74826in" svg:y="0.75in" svg:width="9.33333in" svg:height="3.953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" presentation:style-name="a24" draw:name="Date Placeholder 3" svg:x="10.8316in" svg:y="6.75in" svg:width="1.75in" svg:height="0.39931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06/02/2018</text:date></text:span></text:p>
        </draw:text-box>
        <svg:desc/>
      </draw:frame>
      <draw:frame draw:id="id4" presentation:style-name="a27" draw:name="Footer Placeholder 4" svg:x="0.74826in" svg:y="6.75in" svg:width="8.2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desc/>
      </draw:frame>
      <draw:frame draw:id="id5" presentation:style-name="a30" draw:name="Slide Number Placeholder 5" svg:x="11.33333in" svg:y="6.10069in" svg:width="1.24917in" svg:height="0.73264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desc/>
      </draw:frame>
    </style:master-page>
    <style:master-page style:name="Master1-Layout1-title-Title-Slide" style:page-layout-name="pageLayout1" draw:style-name="a37">
      <draw:frame draw:id="id11" presentation:style-name="a40" draw:name="Title 1" svg:x="0.74826in" svg:y="0.75in" svg:width="8.75in" svg:height="3.25in" presentation:class="title" presentation:placeholder="false">
        <draw:text-box>
          <text:p text:style-name="a39" text:class-names="" text:cond-style-name=""><text:span text:style-name="a38" text:class-names="">Click to edit Master title style</text:span></text:p>
        </draw:text-box>
        <svg:desc/>
      </draw:frame>
      <draw:frame draw:id="id12" presentation:style-name="a43" draw:name="Subtitle 2" svg:x="0.74826in" svg:y="4.2037in" svg:width="7in" svg:height="2.12963in" presentation:class="subtitle" presentation:placeholder="false">
        <draw:text-box>
          <text:p text:style-name="a42" text:class-names="" text:cond-style-name=""><text:span text:style-name="a41" text:class-names="">Click to edit Master subtitle style</text:span></text:p>
        </draw:text-box>
        <svg:desc/>
      </draw:frame>
      <draw:frame draw:id="id13" presentation:style-name="a47" draw:name="Date Placeholder 3" svg:x="10.8316in" svg:y="6.75in" svg:width="1.75in" svg:height="0.39931in" presentation:class="date-time" presentation:placeholder="false">
        <draw:text-box>
          <text:p text:style-name="a46" text:class-names="" text:cond-style-name=""><text:span text:style-name="a44" text:class-names=""><text:date text:fixed="false" style:data-style-name="a45">06/02/2018</text:date></text:span></text:p>
        </draw:text-box>
        <svg:desc/>
      </draw:frame>
      <draw:frame draw:id="id14" presentation:style-name="a50" draw:name="Footer Placeholder 4" svg:x="0.74826in" svg:y="6.75in" svg:width="8.2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desc/>
      </draw:frame>
      <draw:frame draw:id="id15" presentation:style-name="a53" draw:name="Slide Number Placeholder 5" svg:x="11.33333in" svg:y="6.10069in" svg:width="1.24917in" svg:height="0.73264in" presentation:class="page-number" presentation:placeholder="false">
        <draw:text-box>
          <text:p text:style-name="a52" text:class-names="" text:cond-style-name=""><text:span text:style-name="a51" text:class-names=""><text:page-number style:num-format="1" text:fixed="false"/></text:span></text:p>
        </draw:text-box>
        <svg:desc/>
      </draw:frame>
      <draw:connector draw:type="line" svg:x1="13.16493in" svg:y1="0.00926in" svg:x2="8.99826in" svg:y2="4.17593in" draw:id="id16" draw:style-name="a54" draw:name="Straight Connector 15">
        <svg:desc/>
      </draw:connector>
      <draw:connector draw:type="line" svg:x1="13.32986in" svg:y1="0.10011in" svg:x2="6.67998in" svg:y2="6.75in" draw:id="id17" draw:style-name="a55" draw:name="Straight Connector 16">
        <svg:desc/>
      </draw:connector>
      <draw:connector draw:type="line" svg:x1="13.32986in" svg:y1="0.25in" svg:x2="7.91319in" svg:y2="5.66667in" draw:id="id18" draw:style-name="a56" draw:name="Straight Connector 18">
        <svg:desc/>
      </draw:connector>
      <draw:connector draw:type="line" svg:x1="13.32986in" svg:y1="0.0353in" svg:x2="8.02257in" svg:y2="5.34259in" draw:id="id19" draw:style-name="a57" draw:name="Straight Connector 20">
        <svg:desc/>
      </draw:connector>
      <draw:connector draw:type="line" svg:x1="13.32986in" svg:y1="0.66667in" svg:x2="8.57986in" svg:y2="5.41667in" draw:id="id20" draw:style-name="a58" draw:name="Straight Connector 22">
        <svg:desc/>
      </draw:connector>
    </style:master-page>
    <style:master-page style:name="Master1-Layout2-obj-Title-and-Content" style:page-layout-name="pageLayout1" draw:style-name="a60">
      <draw:g draw:name="Group 6" draw:id="id21">
        <svg:desc/>
        <draw:connector draw:type="line" svg:x1="13.32986in" svg:y1="3.24074in" svg:x2="12.3316in" svg:y2="4.239in" draw:id="id27" draw:layer="Master1-bg" draw:style-name="a90" draw:name="Straight Connector 7">
          <svg:desc/>
        </draw:connector>
        <draw:connector draw:type="line" svg:x1="13.32986in" svg:y1="3.489in" svg:x2="10.06886in" svg:y2="6.75in" draw:id="id28" draw:layer="Master1-bg" draw:style-name="a91" draw:name="Straight Connector 8">
          <svg:desc/>
        </draw:connector>
        <draw:connector draw:type="line" svg:x1="13.32986in" svg:y1="3.59259in" svg:x2="11.25579in" svg:y2="5.66667in" draw:id="id29" draw:layer="Master1-bg" draw:style-name="a92" draw:name="Straight Connector 9">
          <svg:desc/>
        </draw:connector>
        <draw:connector draw:type="line" svg:x1="13.32986in" svg:y1="3.42419in" svg:x2="11.42072in" svg:y2="5.33333in" draw:id="id30" draw:layer="Master1-bg" draw:style-name="a93" draw:name="Straight Connector 10">
          <svg:desc/>
        </draw:connector>
        <draw:connector draw:type="line" svg:x1="13.32986in" svg:y1="4.02778in" svg:x2="11.94097in" svg:y2="5.41667in" draw:id="id31" draw:layer="Master1-bg" draw:style-name="a94" draw:name="Straight Connector 11">
          <svg:desc/>
        </draw:connector>
      </draw:g>
      <draw:frame draw:id="id22" presentation:style-name="a63" draw:name="Title 1" svg:x="0.74826in" svg:y="4.90741in" svg:width="9.33333in" svg:height="1.64815in" presentation:class="title" presentation:placeholder="false">
        <draw:text-box>
          <text:p text:style-name="a62" text:class-names="" text:cond-style-name=""><text:span text:style-name="a61" text:class-names="">Click to edit Master title style</text:span></text:p>
        </draw:text-box>
        <svg:desc/>
      </draw:frame>
      <draw:frame draw:id="id23" presentation:style-name="a79" draw:name="Content Placeholder 2" svg:x="0.74826in" svg:y="0.75in" svg:width="9.33333in" svg:height="3.9537in" presentation:class="object" presentation:placeholder="false">
        <draw:text-box>
          <text:list text:style-name="a66">
            <text:list-item>
              <text:p text:style-name="a65" text:class-names="" text:cond-style-name=""><text:span text:style-name="a64" text:class-names="">Edit Master text styles</text:span></text:p>
            </text:list-item>
          </text:list>
          <text:list text:style-name="a69">
            <text:list-item>
              <text:list text:style-name="a69">
                <text:list-item>
                  <text:p text:style-name="a68" text:class-names="" text:cond-style-name=""><text:span text:style-name="a67" text:class-names="">Second level</text:span></text:p>
                </text:list-item>
              </text:list>
            </text:list-item>
          </text:list>
          <text:list text:style-name="a72">
            <text:list-item>
              <text:list text:style-name="a72">
                <text:list-item>
                  <text:list text:style-name="a72">
                    <text:list-item>
                      <text:p text:style-name="a71" text:class-names="" text:cond-style-name=""><text:span text:style-name="a70" text:class-names="">Third level</text:span></text:p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p text:style-name="a74" text:class-names="" text:cond-style-name=""><text:span text:style-name="a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4" presentation:style-name="a83" draw:name="Date Placeholder 3" svg:x="10.8316in" svg:y="6.75in" svg:width="1.75in" svg:height="0.39931in" presentation:class="date-time" presentation:placeholder="false">
        <draw:text-box>
          <text:p text:style-name="a82" text:class-names="" text:cond-style-name=""><text:span text:style-name="a80" text:class-names=""><text:date text:fixed="false" style:data-style-name="a81">06/02/2018</text:date></text:span></text:p>
        </draw:text-box>
        <svg:desc/>
      </draw:frame>
      <draw:frame draw:id="id25" presentation:style-name="a86" draw:name="Footer Placeholder 4" svg:x="0.74826in" svg:y="6.75in" svg:width="8.25in" svg:height="0.39931in" presentation:class="footer" presentation:placeholder="false">
        <draw:text-box>
          <text:p text:style-name="a85" text:class-names="" text:cond-style-name=""><text:span text:style-name="a84" text:class-names=""/></text:p>
        </draw:text-box>
        <svg:desc/>
      </draw:frame>
      <draw:frame draw:id="id26" presentation:style-name="a89" draw:name="Slide Number Placeholder 5" svg:x="11.33333in" svg:y="6.10069in" svg:width="1.24917in" svg:height="0.73264in" presentation:class="page-number" presentation:placeholder="false">
        <draw:text-box>
          <text:p text:style-name="a88" text:class-names="" text:cond-style-name=""><text:span text:style-name="a87" text:class-names=""><text:page-number style:num-format="1" text:fixed="false"/></text:span></text:p>
        </draw:text-box>
        <svg:desc/>
      </draw:frame>
    </style:master-page>
    <style:master-page style:name="Master1-Layout3-secHead-Section-Header" style:page-layout-name="pageLayout1" draw:style-name="a96">
      <draw:g draw:name="Group 6" draw:id="id32">
        <svg:desc/>
        <draw:connector draw:type="line" svg:x1="13.32986in" svg:y1="3.24074in" svg:x2="12.3316in" svg:y2="4.239in" draw:id="id38" draw:layer="Master1-bg" draw:style-name="a114" draw:name="Straight Connector 7">
          <svg:desc/>
        </draw:connector>
        <draw:connector draw:type="line" svg:x1="13.32986in" svg:y1="3.489in" svg:x2="10.06886in" svg:y2="6.75in" draw:id="id39" draw:layer="Master1-bg" draw:style-name="a115" draw:name="Straight Connector 8">
          <svg:desc/>
        </draw:connector>
        <draw:connector draw:type="line" svg:x1="13.32986in" svg:y1="3.59259in" svg:x2="11.25579in" svg:y2="5.66667in" draw:id="id40" draw:layer="Master1-bg" draw:style-name="a116" draw:name="Straight Connector 9">
          <svg:desc/>
        </draw:connector>
        <draw:connector draw:type="line" svg:x1="13.32986in" svg:y1="3.42419in" svg:x2="11.42072in" svg:y2="5.33333in" draw:id="id41" draw:layer="Master1-bg" draw:style-name="a117" draw:name="Straight Connector 10">
          <svg:desc/>
        </draw:connector>
        <draw:connector draw:type="line" svg:x1="13.32986in" svg:y1="4.02778in" svg:x2="11.94097in" svg:y2="5.41667in" draw:id="id42" draw:layer="Master1-bg" draw:style-name="a118" draw:name="Straight Connector 11">
          <svg:desc/>
        </draw:connector>
      </draw:g>
      <draw:frame draw:id="id33" presentation:style-name="a99" draw:name="Title 1" svg:x="0.74826in" svg:y="2.19444in" svg:width="9.33333in" svg:height="2.49519in" presentation:class="title" presentation:placeholder="false">
        <draw:text-box>
          <text:p text:style-name="a98" text:class-names="" text:cond-style-name=""><text:span text:style-name="a97" text:class-names="">Click to edit Master title style</text:span></text:p>
        </draw:text-box>
        <svg:desc/>
      </draw:frame>
      <draw:frame draw:id="id34" presentation:style-name="a103" draw:name="Text Placeholder 2" svg:x="0.74826in" svg:y="4.91667in" svg:width="9.33333in" svg:height="1.63889in" presentation:class="outline" presentation:placeholder="false">
        <draw:text-box>
          <text:list text:style-name="a102">
            <text:list-item>
              <text:p text:style-name="a101" text:class-names="" text:cond-style-name=""><text:span text:style-name="a100" text:class-names="">Edit Master text styles</text:span></text:p>
            </text:list-item>
          </text:list>
        </draw:text-box>
        <svg:desc/>
      </draw:frame>
      <draw:frame draw:id="id35" presentation:style-name="a107" draw:name="Date Placeholder 3" svg:x="10.8316in" svg:y="6.75in" svg:width="1.75in" svg:height="0.39931in" presentation:class="date-time" presentation:placeholder="false">
        <draw:text-box>
          <text:p text:style-name="a106" text:class-names="" text:cond-style-name=""><text:span text:style-name="a104" text:class-names=""><text:date text:fixed="false" style:data-style-name="a105">06/02/2018</text:date></text:span></text:p>
        </draw:text-box>
        <svg:desc/>
      </draw:frame>
      <draw:frame draw:id="id36" presentation:style-name="a110" draw:name="Footer Placeholder 4" svg:x="0.74826in" svg:y="6.75in" svg:width="8.25in" svg:height="0.39931in" presentation:class="footer" presentation:placeholder="false">
        <draw:text-box>
          <text:p text:style-name="a109" text:class-names="" text:cond-style-name=""><text:span text:style-name="a108" text:class-names=""/></text:p>
        </draw:text-box>
        <svg:desc/>
      </draw:frame>
      <draw:frame draw:id="id37" presentation:style-name="a113" draw:name="Slide Number Placeholder 5" svg:x="11.33333in" svg:y="6.10069in" svg:width="1.24917in" svg:height="0.73264in" presentation:class="page-number" presentation:placeholder="false">
        <draw:text-box>
          <text:p text:style-name="a112" text:class-names="" text:cond-style-name=""><text:span text:style-name="a111" text:class-names=""><text:page-number style:num-format="1" text:fixed="false"/></text:span></text:p>
        </draw:text-box>
        <svg:desc/>
      </draw:frame>
    </style:master-page>
    <style:master-page style:name="Master1-Layout4-twoObj-Two-Content" style:page-layout-name="pageLayout1" draw:style-name="a120">
      <draw:g draw:name="Group 6" draw:id="id43">
        <svg:desc/>
        <draw:connector draw:type="line" svg:x1="13.32986in" svg:y1="3.24074in" svg:x2="12.3316in" svg:y2="4.239in" draw:id="id50" draw:layer="Master1-bg" draw:style-name="a166" draw:name="Straight Connector 7">
          <svg:desc/>
        </draw:connector>
        <draw:connector draw:type="line" svg:x1="13.32986in" svg:y1="3.489in" svg:x2="10.06886in" svg:y2="6.75in" draw:id="id51" draw:layer="Master1-bg" draw:style-name="a167" draw:name="Straight Connector 8">
          <svg:desc/>
        </draw:connector>
        <draw:connector draw:type="line" svg:x1="13.32986in" svg:y1="3.59259in" svg:x2="11.25579in" svg:y2="5.66667in" draw:id="id52" draw:layer="Master1-bg" draw:style-name="a168" draw:name="Straight Connector 9">
          <svg:desc/>
        </draw:connector>
        <draw:connector draw:type="line" svg:x1="13.32986in" svg:y1="3.42419in" svg:x2="11.42072in" svg:y2="5.33333in" draw:id="id53" draw:layer="Master1-bg" draw:style-name="a169" draw:name="Straight Connector 10">
          <svg:desc/>
        </draw:connector>
        <draw:connector draw:type="line" svg:x1="13.32986in" svg:y1="4.02778in" svg:x2="11.94097in" svg:y2="5.41667in" draw:id="id54" draw:layer="Master1-bg" draw:style-name="a170" draw:name="Straight Connector 11">
          <svg:desc/>
        </draw:connector>
      </draw:g>
      <draw:frame draw:id="id44" presentation:style-name="a123" draw:name="Title 1" svg:x="0.74826in" svg:y="4.90741in" svg:width="9.33333in" svg:height="1.64815in" presentation:class="title" presentation:placeholder="false">
        <draw:text-box>
          <text:p text:style-name="a122" text:class-names="" text:cond-style-name=""><text:span text:style-name="a121" text:class-names="">Click to edit Master title style</text:span></text:p>
        </draw:text-box>
        <svg:desc/>
      </draw:frame>
      <draw:frame draw:id="id45" presentation:style-name="a139" draw:name="Content Placeholder 2" svg:x="0.74826in" svg:y="0.75in" svg:width="5.39989in" svg:height="3.9537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list text:style-name="a138">
                            <text:list-item>
                              <text:p text:style-name="a137" text:class-names="" text:cond-style-name=""><text:span text:style-name="a1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6" presentation:style-name="a155" draw:name="Content Placeholder 3" svg:x="6.35185in" svg:y="0.75in" svg:width="5.39641in" svg:height="3.9537in" presentation:class="object" presentation:placeholder="false">
        <draw:text-box>
          <text:list text:style-name="a142">
            <text:list-item>
              <text:p text:style-name="a141" text:class-names="" text:cond-style-name=""><text:span text:style-name="a140" text:class-names="">Edit Master text styles</text:span></text:p>
            </text:list-item>
          </text:list>
          <text:list text:style-name="a145">
            <text:list-item>
              <text:list text:style-name="a145">
                <text:list-item>
                  <text:p text:style-name="a144" text:class-names="" text:cond-style-name=""><text:span text:style-name="a143" text:class-names="">Second level</text:span></text:p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p text:style-name="a147" text:class-names="" text:cond-style-name=""><text:span text:style-name="a146" text:class-names="">Third level</text:span></text:p>
                    </text:list-item>
                  </text:list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list text:style-name="a151">
                        <text:list-item>
                          <text:p text:style-name="a150" text:class-names="" text:cond-style-name=""><text:span text:style-name="a1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4">
            <text:list-item>
              <text:list text:style-name="a154">
                <text:list-item>
                  <text:list text:style-name="a154">
                    <text:list-item>
                      <text:list text:style-name="a154">
                        <text:list-item>
                          <text:list text:style-name="a154">
                            <text:list-item>
                              <text:p text:style-name="a153" text:class-names="" text:cond-style-name=""><text:span text:style-name="a1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7" presentation:style-name="a159" draw:name="Date Placeholder 4" svg:x="10.8316in" svg:y="6.75in" svg:width="1.75in" svg:height="0.39931in" presentation:class="date-time" presentation:placeholder="false">
        <draw:text-box>
          <text:p text:style-name="a158" text:class-names="" text:cond-style-name=""><text:span text:style-name="a156" text:class-names=""><text:date text:fixed="false" style:data-style-name="a157">06/02/2018</text:date></text:span></text:p>
        </draw:text-box>
        <svg:desc/>
      </draw:frame>
      <draw:frame draw:id="id48" presentation:style-name="a162" draw:name="Footer Placeholder 5" svg:x="0.74826in" svg:y="6.75in" svg:width="8.25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desc/>
      </draw:frame>
      <draw:frame draw:id="id49" presentation:style-name="a165" draw:name="Slide Number Placeholder 6" svg:x="11.33333in" svg:y="6.10069in" svg:width="1.24917in" svg:height="0.73264in" presentation:class="page-number" presentation:placeholder="false">
        <draw:text-box>
          <text:p text:style-name="a164" text:class-names="" text:cond-style-name=""><text:span text:style-name="a163" text:class-names=""><text:page-number style:num-format="1" text:fixed="false"/></text:span></text:p>
        </draw:text-box>
        <svg:desc/>
      </draw:frame>
    </style:master-page>
    <style:master-page style:name="Master1-Layout5-twoTxTwoObj-Comparison" style:page-layout-name="pageLayout1" draw:style-name="a172">
      <draw:g draw:name="Group 6" draw:id="id55">
        <svg:desc/>
        <draw:connector draw:type="line" svg:x1="13.32986in" svg:y1="3.24074in" svg:x2="12.3316in" svg:y2="4.239in" draw:id="id64" draw:layer="Master1-bg" draw:style-name="a226" draw:name="Straight Connector 7">
          <svg:desc/>
        </draw:connector>
        <draw:connector draw:type="line" svg:x1="13.32986in" svg:y1="3.489in" svg:x2="10.06886in" svg:y2="6.75in" draw:id="id65" draw:layer="Master1-bg" draw:style-name="a227" draw:name="Straight Connector 8">
          <svg:desc/>
        </draw:connector>
        <draw:connector draw:type="line" svg:x1="13.32986in" svg:y1="3.59259in" svg:x2="11.25579in" svg:y2="5.66667in" draw:id="id66" draw:layer="Master1-bg" draw:style-name="a228" draw:name="Straight Connector 9">
          <svg:desc/>
        </draw:connector>
        <draw:connector draw:type="line" svg:x1="13.32986in" svg:y1="3.42419in" svg:x2="11.42072in" svg:y2="5.33333in" draw:id="id67" draw:layer="Master1-bg" draw:style-name="a229" draw:name="Straight Connector 10">
          <svg:desc/>
        </draw:connector>
        <draw:connector draw:type="line" svg:x1="13.32986in" svg:y1="4.02778in" svg:x2="11.94097in" svg:y2="5.41667in" draw:id="id68" draw:layer="Master1-bg" draw:style-name="a230" draw:name="Straight Connector 11">
          <svg:desc/>
        </draw:connector>
      </draw:g>
      <draw:frame draw:id="id56" presentation:style-name="a175" draw:name="Title 1" svg:x="0.74826in" svg:y="4.90741in" svg:width="9.33333in" svg:height="1.64815in" presentation:class="title" presentation:placeholder="false">
        <draw:text-box>
          <text:p text:style-name="a174" text:class-names="" text:cond-style-name=""><text:span text:style-name="a173" text:class-names="">Click to edit Master title style</text:span></text:p>
        </draw:text-box>
        <svg:desc/>
      </draw:frame>
      <draw:frame draw:id="id57" presentation:style-name="a179" draw:name="Text Placeholder 2" svg:x="1.06308in" svg:y="0.75in" svg:width="5.08507in" svg:height="0.63021in" presentation:class="outline" presentation:placeholder="false">
        <draw:text-box>
          <text:list text:style-name="a178">
            <text:list-item>
              <text:p text:style-name="a177" text:class-names="" text:cond-style-name=""><text:span text:style-name="a176" text:class-names="">Edit Master text styles</text:span></text:p>
            </text:list-item>
          </text:list>
        </draw:text-box>
        <svg:desc/>
      </draw:frame>
      <draw:frame draw:id="id58" presentation:style-name="a195" draw:name="Content Placeholder 3" svg:x="0.74826in" svg:y="1.38947in" svg:width="5.39989in" svg:height="3.31424in" presentation:class="object" presentation:placeholder="false">
        <draw:text-box>
          <text:list text:style-name="a182">
            <text:list-item>
              <text:p text:style-name="a181" text:class-names="" text:cond-style-name=""><text:span text:style-name="a180" text:class-names="">Edit Master text styles</text:span></text:p>
            </text:list-item>
          </text:list>
          <text:list text:style-name="a185">
            <text:list-item>
              <text:list text:style-name="a185">
                <text:list-item>
                  <text:p text:style-name="a184" text:class-names="" text:cond-style-name=""><text:span text:style-name="a183" text:class-names="">Second level</text:span></text:p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p text:style-name="a187" text:class-names="" text:cond-style-name=""><text:span text:style-name="a186" text:class-names="">Third level</text:span></text:p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p text:style-name="a190" text:class-names="" text:cond-style-name=""><text:span text:style-name="a1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list text:style-name="a194">
                        <text:list-item>
                          <text:list text:style-name="a194">
                            <text:list-item>
                              <text:p text:style-name="a193" text:class-names="" text:cond-style-name=""><text:span text:style-name="a19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59" presentation:style-name="a199" draw:name="Text Placeholder 4" svg:x="6.64815in" svg:y="0.75in" svg:width="5.10185in" svg:height="0.63021in" presentation:class="outline" presentation:placeholder="false">
        <draw:text-box>
          <text:list text:style-name="a198">
            <text:list-item>
              <text:p text:style-name="a197" text:class-names="" text:cond-style-name=""><text:span text:style-name="a196" text:class-names="">Edit Master text styles</text:span></text:p>
            </text:list-item>
          </text:list>
        </draw:text-box>
        <svg:desc/>
      </draw:frame>
      <draw:frame draw:id="id60" presentation:style-name="a215" draw:name="Content Placeholder 5" svg:x="6.35011in" svg:y="1.38021in" svg:width="5.39063in" svg:height="3.31424in" presentation:class="object" presentation:placeholder="false">
        <draw:text-box>
          <text:list text:style-name="a202">
            <text:list-item>
              <text:p text:style-name="a201" text:class-names="" text:cond-style-name=""><text:span text:style-name="a200" text:class-names="">Edit Master text styles</text:span></text:p>
            </text:list-item>
          </text:list>
          <text:list text:style-name="a205">
            <text:list-item>
              <text:list text:style-name="a205">
                <text:list-item>
                  <text:p text:style-name="a204" text:class-names="" text:cond-style-name=""><text:span text:style-name="a203" text:class-names="">Second level</text:span></text:p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p text:style-name="a207" text:class-names="" text:cond-style-name=""><text:span text:style-name="a206" text:class-names="">Third level</text:span></text:p>
                    </text:list-item>
                  </text:list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list text:style-name="a211">
                        <text:list-item>
                          <text:p text:style-name="a210" text:class-names="" text:cond-style-name=""><text:span text:style-name="a20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list text:style-name="a214">
                        <text:list-item>
                          <text:list text:style-name="a214">
                            <text:list-item>
                              <text:p text:style-name="a213" text:class-names="" text:cond-style-name=""><text:span text:style-name="a21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1" presentation:style-name="a219" draw:name="Date Placeholder 6" svg:x="10.8316in" svg:y="6.75in" svg:width="1.75in" svg:height="0.39931in" presentation:class="date-time" presentation:placeholder="false">
        <draw:text-box>
          <text:p text:style-name="a218" text:class-names="" text:cond-style-name=""><text:span text:style-name="a216" text:class-names=""><text:date text:fixed="false" style:data-style-name="a217">06/02/2018</text:date></text:span></text:p>
        </draw:text-box>
        <svg:desc/>
      </draw:frame>
      <draw:frame draw:id="id62" presentation:style-name="a222" draw:name="Footer Placeholder 7" svg:x="0.74826in" svg:y="6.75in" svg:width="8.25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desc/>
      </draw:frame>
      <draw:frame draw:id="id63" presentation:style-name="a225" draw:name="Slide Number Placeholder 8" svg:x="11.33333in" svg:y="6.10069in" svg:width="1.24917in" svg:height="0.73264in" presentation:class="page-number" presentation:placeholder="false">
        <draw:text-box>
          <text:p text:style-name="a224" text:class-names="" text:cond-style-name=""><text:span text:style-name="a223" text:class-names=""><text:page-number style:num-format="1" text:fixed="false"/></text:span></text:p>
        </draw:text-box>
        <svg:desc/>
      </draw:frame>
    </style:master-page>
    <style:master-page style:name="Master1-Layout6-titleOnly-Title-Only" style:page-layout-name="pageLayout1" draw:style-name="a232">
      <draw:g draw:name="Group 6" draw:id="id69">
        <svg:desc/>
        <draw:connector draw:type="line" svg:x1="13.32986in" svg:y1="3.24074in" svg:x2="12.3316in" svg:y2="4.239in" draw:id="id74" draw:layer="Master1-bg" draw:style-name="a246" draw:name="Straight Connector 7">
          <svg:desc/>
        </draw:connector>
        <draw:connector draw:type="line" svg:x1="13.32986in" svg:y1="3.489in" svg:x2="10.06886in" svg:y2="6.75in" draw:id="id75" draw:layer="Master1-bg" draw:style-name="a247" draw:name="Straight Connector 8">
          <svg:desc/>
        </draw:connector>
        <draw:connector draw:type="line" svg:x1="13.32986in" svg:y1="3.59259in" svg:x2="11.25579in" svg:y2="5.66667in" draw:id="id76" draw:layer="Master1-bg" draw:style-name="a248" draw:name="Straight Connector 9">
          <svg:desc/>
        </draw:connector>
        <draw:connector draw:type="line" svg:x1="13.32986in" svg:y1="3.42419in" svg:x2="11.42072in" svg:y2="5.33333in" draw:id="id77" draw:layer="Master1-bg" draw:style-name="a249" draw:name="Straight Connector 10">
          <svg:desc/>
        </draw:connector>
        <draw:connector draw:type="line" svg:x1="13.32986in" svg:y1="4.02778in" svg:x2="11.94097in" svg:y2="5.41667in" draw:id="id78" draw:layer="Master1-bg" draw:style-name="a250" draw:name="Straight Connector 11">
          <svg:desc/>
        </draw:connector>
      </draw:g>
      <draw:frame draw:id="id70" presentation:style-name="a235" draw:name="Title 1" svg:x="0.74826in" svg:y="4.90741in" svg:width="9.33333in" svg:height="1.64815in" presentation:class="title" presentation:placeholder="false">
        <draw:text-box>
          <text:p text:style-name="a234" text:class-names="" text:cond-style-name=""><text:span text:style-name="a233" text:class-names="">Click to edit Master title style</text:span></text:p>
        </draw:text-box>
        <svg:desc/>
      </draw:frame>
      <draw:frame draw:id="id71" presentation:style-name="a239" draw:name="Date Placeholder 2" svg:x="10.8316in" svg:y="6.75in" svg:width="1.75in" svg:height="0.39931in" presentation:class="date-time" presentation:placeholder="false">
        <draw:text-box>
          <text:p text:style-name="a238" text:class-names="" text:cond-style-name=""><text:span text:style-name="a236" text:class-names=""><text:date text:fixed="false" style:data-style-name="a237">06/02/2018</text:date></text:span></text:p>
        </draw:text-box>
        <svg:desc/>
      </draw:frame>
      <draw:frame draw:id="id72" presentation:style-name="a242" draw:name="Footer Placeholder 3" svg:x="0.74826in" svg:y="6.75in" svg:width="8.25in" svg:height="0.39931in" presentation:class="footer" presentation:placeholder="false">
        <draw:text-box>
          <text:p text:style-name="a241" text:class-names="" text:cond-style-name=""><text:span text:style-name="a240" text:class-names=""/></text:p>
        </draw:text-box>
        <svg:desc/>
      </draw:frame>
      <draw:frame draw:id="id73" presentation:style-name="a245" draw:name="Slide Number Placeholder 4" svg:x="11.33333in" svg:y="6.10069in" svg:width="1.24917in" svg:height="0.73264in" presentation:class="page-number" presentation:placeholder="false">
        <draw:text-box>
          <text:p text:style-name="a244" text:class-names="" text:cond-style-name=""><text:span text:style-name="a243" text:class-names=""><text:page-number style:num-format="1" text:fixed="false"/></text:span></text:p>
        </draw:text-box>
        <svg:desc/>
      </draw:frame>
    </style:master-page>
    <style:master-page style:name="Master1-Layout7-blank-Blank" style:page-layout-name="pageLayout1" draw:style-name="a252">
      <draw:g draw:name="Group 6" draw:id="id79">
        <svg:desc/>
        <draw:connector draw:type="line" svg:x1="13.32986in" svg:y1="3.24074in" svg:x2="12.3316in" svg:y2="4.239in" draw:id="id83" draw:layer="Master1-bg" draw:style-name="a263" draw:name="Straight Connector 7">
          <svg:desc/>
        </draw:connector>
        <draw:connector draw:type="line" svg:x1="13.32986in" svg:y1="3.489in" svg:x2="10.06886in" svg:y2="6.75in" draw:id="id84" draw:layer="Master1-bg" draw:style-name="a264" draw:name="Straight Connector 8">
          <svg:desc/>
        </draw:connector>
        <draw:connector draw:type="line" svg:x1="13.32986in" svg:y1="3.59259in" svg:x2="11.25579in" svg:y2="5.66667in" draw:id="id85" draw:layer="Master1-bg" draw:style-name="a265" draw:name="Straight Connector 9">
          <svg:desc/>
        </draw:connector>
        <draw:connector draw:type="line" svg:x1="13.32986in" svg:y1="3.42419in" svg:x2="11.42072in" svg:y2="5.33333in" draw:id="id86" draw:layer="Master1-bg" draw:style-name="a266" draw:name="Straight Connector 10">
          <svg:desc/>
        </draw:connector>
        <draw:connector draw:type="line" svg:x1="13.32986in" svg:y1="4.02778in" svg:x2="11.94097in" svg:y2="5.41667in" draw:id="id87" draw:layer="Master1-bg" draw:style-name="a267" draw:name="Straight Connector 11">
          <svg:desc/>
        </draw:connector>
      </draw:g>
      <draw:frame draw:id="id80" presentation:style-name="a256" draw:name="Date Placeholder 1" svg:x="10.8316in" svg:y="6.75in" svg:width="1.75in" svg:height="0.39931in" presentation:class="date-time" presentation:placeholder="false">
        <draw:text-box>
          <text:p text:style-name="a255" text:class-names="" text:cond-style-name=""><text:span text:style-name="a253" text:class-names=""><text:date text:fixed="false" style:data-style-name="a254">06/02/2018</text:date></text:span></text:p>
        </draw:text-box>
        <svg:desc/>
      </draw:frame>
      <draw:frame draw:id="id81" presentation:style-name="a259" draw:name="Footer Placeholder 2" svg:x="0.74826in" svg:y="6.75in" svg:width="8.25in" svg:height="0.39931in" presentation:class="footer" presentation:placeholder="false">
        <draw:text-box>
          <text:p text:style-name="a258" text:class-names="" text:cond-style-name=""><text:span text:style-name="a257" text:class-names=""/></text:p>
        </draw:text-box>
        <svg:desc/>
      </draw:frame>
      <draw:frame draw:id="id82" presentation:style-name="a262" draw:name="Slide Number Placeholder 3" svg:x="11.33333in" svg:y="6.10069in" svg:width="1.24917in" svg:height="0.73264in" presentation:class="page-number" presentation:placeholder="false">
        <draw:text-box>
          <text:p text:style-name="a261" text:class-names="" text:cond-style-name=""><text:span text:style-name="a260" text:class-names=""><text:page-number style:num-format="1" text:fixed="false"/></text:span></text:p>
        </draw:text-box>
        <svg:desc/>
      </draw:frame>
    </style:master-page>
    <style:master-page style:name="Master1-Layout8-objTx-Content-with-Caption" style:page-layout-name="pageLayout1" draw:style-name="a269">
      <draw:g draw:name="Group 6" draw:id="id88">
        <svg:desc/>
        <draw:connector draw:type="line" svg:x1="13.32986in" svg:y1="3.24074in" svg:x2="12.3316in" svg:y2="4.239in" draw:id="id95" draw:layer="Master1-bg" draw:style-name="a303" draw:name="Straight Connector 7">
          <svg:desc/>
        </draw:connector>
        <draw:connector draw:type="line" svg:x1="13.32986in" svg:y1="3.489in" svg:x2="10.06886in" svg:y2="6.75in" draw:id="id96" draw:layer="Master1-bg" draw:style-name="a304" draw:name="Straight Connector 8">
          <svg:desc/>
        </draw:connector>
        <draw:connector draw:type="line" svg:x1="13.32986in" svg:y1="3.59259in" svg:x2="11.25579in" svg:y2="5.66667in" draw:id="id97" draw:layer="Master1-bg" draw:style-name="a305" draw:name="Straight Connector 9">
          <svg:desc/>
        </draw:connector>
        <draw:connector draw:type="line" svg:x1="13.32986in" svg:y1="3.42419in" svg:x2="11.42072in" svg:y2="5.33333in" draw:id="id98" draw:layer="Master1-bg" draw:style-name="a306" draw:name="Straight Connector 10">
          <svg:desc/>
        </draw:connector>
        <draw:connector draw:type="line" svg:x1="13.32986in" svg:y1="4.02778in" svg:x2="11.94097in" svg:y2="5.41667in" draw:id="id99" draw:layer="Master1-bg" draw:style-name="a307" draw:name="Straight Connector 11">
          <svg:desc/>
        </draw:connector>
      </draw:g>
      <draw:frame draw:id="id89" presentation:style-name="a272" draw:name="Title 1" svg:x="7.74826in" svg:y="0.75in" svg:width="4in" svg:height="1.5in" presentation:class="title" presentation:placeholder="false">
        <draw:text-box>
          <text:p text:style-name="a271" text:class-names="" text:cond-style-name=""><text:span text:style-name="a270" text:class-names="">Click to edit Master title style</text:span></text:p>
        </draw:text-box>
        <svg:desc/>
      </draw:frame>
      <draw:frame draw:id="id90" presentation:style-name="a288" draw:name="Content Placeholder 2" svg:x="0.74826in" svg:y="0.75in" svg:width="6.5in" svg:height="5.80556in" presentation:class="object" presentation:placeholder="false">
        <draw:text-box>
          <text:list text:style-name="a275">
            <text:list-item>
              <text:p text:style-name="a274" text:class-names="" text:cond-style-name=""><text:span text:style-name="a273" text:class-names="">Edit Master text styles</text:span></text:p>
            </text:list-item>
          </text:list>
          <text:list text:style-name="a278">
            <text:list-item>
              <text:list text:style-name="a278">
                <text:list-item>
                  <text:p text:style-name="a277" text:class-names="" text:cond-style-name=""><text:span text:style-name="a276" text:class-names="">Second level</text:span></text:p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p text:style-name="a280" text:class-names="" text:cond-style-name=""><text:span text:style-name="a279" text:class-names="">Third level</text:span></text:p>
                    </text:list-item>
                  </text:list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list text:style-name="a284">
                        <text:list-item>
                          <text:p text:style-name="a283" text:class-names="" text:cond-style-name=""><text:span text:style-name="a2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list text:style-name="a287">
                        <text:list-item>
                          <text:list text:style-name="a287">
                            <text:list-item>
                              <text:p text:style-name="a286" text:class-names="" text:cond-style-name=""><text:span text:style-name="a28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91" presentation:style-name="a292" draw:name="Text Placeholder 3" svg:x="7.74826in" svg:y="2.41667in" svg:width="4in" svg:height="2.28704in" presentation:class="outline" presentation:placeholder="false">
        <draw:text-box>
          <text:list text:style-name="a291">
            <text:list-item>
              <text:p text:style-name="a290" text:class-names="" text:cond-style-name=""><text:span text:style-name="a289" text:class-names="">Edit Master text styles</text:span></text:p>
            </text:list-item>
          </text:list>
        </draw:text-box>
        <svg:desc/>
      </draw:frame>
      <draw:frame draw:id="id92" presentation:style-name="a296" draw:name="Date Placeholder 4" svg:x="10.8316in" svg:y="6.75in" svg:width="1.75in" svg:height="0.39931in" presentation:class="date-time" presentation:placeholder="false">
        <draw:text-box>
          <text:p text:style-name="a295" text:class-names="" text:cond-style-name=""><text:span text:style-name="a293" text:class-names=""><text:date text:fixed="false" style:data-style-name="a294">06/02/2018</text:date></text:span></text:p>
        </draw:text-box>
        <svg:desc/>
      </draw:frame>
      <draw:frame draw:id="id93" presentation:style-name="a299" draw:name="Footer Placeholder 5" svg:x="0.74826in" svg:y="6.75in" svg:width="8.25in" svg:height="0.39931in" presentation:class="footer" presentation:placeholder="false">
        <draw:text-box>
          <text:p text:style-name="a298" text:class-names="" text:cond-style-name=""><text:span text:style-name="a297" text:class-names=""/></text:p>
        </draw:text-box>
        <svg:desc/>
      </draw:frame>
      <draw:frame draw:id="id94" presentation:style-name="a302" draw:name="Slide Number Placeholder 6" svg:x="11.33333in" svg:y="6.10069in" svg:width="1.24917in" svg:height="0.73264in" presentation:class="page-number" presentation:placeholder="false">
        <draw:text-box>
          <text:p text:style-name="a301" text:class-names="" text:cond-style-name=""><text:span text:style-name="a300" text:class-names=""><text:page-number style:num-format="1" text:fixed="false"/></text:span></text:p>
        </draw:text-box>
        <svg:desc/>
      </draw:frame>
    </style:master-page>
    <style:master-page style:name="Master1-Layout9-picTx-Picture-with-Caption" style:page-layout-name="pageLayout1" draw:style-name="a309">
      <draw:g draw:name="Group 6" draw:id="id100">
        <svg:desc/>
        <draw:connector draw:type="line" svg:x1="13.32986in" svg:y1="3.24074in" svg:x2="12.3316in" svg:y2="4.239in" draw:id="id107" draw:layer="Master1-bg" draw:style-name="a330" draw:name="Straight Connector 7">
          <svg:desc/>
        </draw:connector>
        <draw:connector draw:type="line" svg:x1="13.32986in" svg:y1="3.489in" svg:x2="10.06886in" svg:y2="6.75in" draw:id="id108" draw:layer="Master1-bg" draw:style-name="a331" draw:name="Straight Connector 8">
          <svg:desc/>
        </draw:connector>
        <draw:connector draw:type="line" svg:x1="13.32986in" svg:y1="3.59259in" svg:x2="11.25579in" svg:y2="5.66667in" draw:id="id109" draw:layer="Master1-bg" draw:style-name="a332" draw:name="Straight Connector 9">
          <svg:desc/>
        </draw:connector>
        <draw:connector draw:type="line" svg:x1="13.32986in" svg:y1="3.42419in" svg:x2="11.42072in" svg:y2="5.33333in" draw:id="id110" draw:layer="Master1-bg" draw:style-name="a333" draw:name="Straight Connector 10">
          <svg:desc/>
        </draw:connector>
        <draw:connector draw:type="line" svg:x1="13.32986in" svg:y1="4.02778in" svg:x2="11.94097in" svg:y2="5.41667in" draw:id="id111" draw:layer="Master1-bg" draw:style-name="a334" draw:name="Straight Connector 11">
          <svg:desc/>
        </draw:connector>
      </draw:g>
      <draw:frame draw:id="id101" presentation:style-name="a312" draw:name="Title 1" svg:x="5.16493in" svg:y="1.58333in" svg:width="6.58333in" svg:height="1.25in" presentation:class="title" presentation:placeholder="false">
        <draw:text-box>
          <text:p text:style-name="a311" text:class-names="" text:cond-style-name=""><text:span text:style-name="a310" text:class-names="">Click to edit Master title style</text:span></text:p>
        </draw:text-box>
        <svg:desc/>
      </draw:frame>
      <draw:frame draw:id="id102" presentation:style-name="a315" draw:name="Picture Placeholder 2" svg:x="1.0816in" svg:y="1in" svg:width="3.58812in" svg:height="5in" presentation:class="graphic" presentation:placeholder="false">
        <draw:text-box>
          <text:p text:style-name="a314" text:class-names="" text:cond-style-name=""><text:span text:style-name="a313" text:class-names="">Click icon to add picture</text:span></text:p>
        </draw:text-box>
        <svg:desc/>
      </draw:frame>
      <draw:frame draw:id="id103" presentation:style-name="a319" draw:name="Text Placeholder 3" svg:x="5.16493in" svg:y="3.03704in" svg:width="6.58507in" svg:height="2.24074in" presentation:class="outline" presentation:placeholder="false">
        <draw:text-box>
          <text:list text:style-name="a318">
            <text:list-item>
              <text:p text:style-name="a317" text:class-names="" text:cond-style-name=""><text:span text:style-name="a316" text:class-names="">Edit Master text styles</text:span></text:p>
            </text:list-item>
          </text:list>
        </draw:text-box>
        <svg:desc/>
      </draw:frame>
      <draw:frame draw:id="id104" presentation:style-name="a323" draw:name="Date Placeholder 4" svg:x="10.8316in" svg:y="6.75in" svg:width="1.75in" svg:height="0.39931in" presentation:class="date-time" presentation:placeholder="false">
        <draw:text-box>
          <text:p text:style-name="a322" text:class-names="" text:cond-style-name=""><text:span text:style-name="a320" text:class-names=""><text:date text:fixed="false" style:data-style-name="a321">06/02/2018</text:date></text:span></text:p>
        </draw:text-box>
        <svg:desc/>
      </draw:frame>
      <draw:frame draw:id="id105" presentation:style-name="a326" draw:name="Footer Placeholder 5" svg:x="0.74826in" svg:y="6.75in" svg:width="8.25in" svg:height="0.39931in" presentation:class="footer" presentation:placeholder="false">
        <draw:text-box>
          <text:p text:style-name="a325" text:class-names="" text:cond-style-name=""><text:span text:style-name="a324" text:class-names=""/></text:p>
        </draw:text-box>
        <svg:desc/>
      </draw:frame>
      <draw:frame draw:id="id106" presentation:style-name="a329" draw:name="Slide Number Placeholder 6" svg:x="11.33333in" svg:y="6.10069in" svg:width="1.24917in" svg:height="0.73264in" presentation:class="page-number" presentation:placeholder="false">
        <draw:text-box>
          <text:p text:style-name="a328" text:class-names="" text:cond-style-name=""><text:span text:style-name="a327" text:class-names=""><text:page-number style:num-format="1" text:fixed="false"/></text:span></text:p>
        </draw:text-box>
        <svg:desc/>
      </draw:frame>
    </style:master-page>
    <style:master-page style:name="Master1-Layout10-cust-Panoramic-Picture-with-Caption" style:page-layout-name="pageLayout1" draw:style-name="a336">
      <draw:g draw:name="Group 6" draw:id="id112">
        <svg:desc/>
        <draw:connector draw:type="line" svg:x1="13.32986in" svg:y1="3.24074in" svg:x2="12.3316in" svg:y2="4.239in" draw:id="id119" draw:layer="Master1-bg" draw:style-name="a357" draw:name="Straight Connector 7">
          <svg:desc/>
        </draw:connector>
        <draw:connector draw:type="line" svg:x1="13.32986in" svg:y1="3.489in" svg:x2="10.06886in" svg:y2="6.75in" draw:id="id120" draw:layer="Master1-bg" draw:style-name="a358" draw:name="Straight Connector 8">
          <svg:desc/>
        </draw:connector>
        <draw:connector draw:type="line" svg:x1="13.32986in" svg:y1="3.59259in" svg:x2="11.25579in" svg:y2="5.66667in" draw:id="id121" draw:layer="Master1-bg" draw:style-name="a359" draw:name="Straight Connector 9">
          <svg:desc/>
        </draw:connector>
        <draw:connector draw:type="line" svg:x1="13.32986in" svg:y1="3.42419in" svg:x2="11.42072in" svg:y2="5.33333in" draw:id="id122" draw:layer="Master1-bg" draw:style-name="a360" draw:name="Straight Connector 10">
          <svg:desc/>
        </draw:connector>
        <draw:connector draw:type="line" svg:x1="13.32986in" svg:y1="4.02778in" svg:x2="11.94097in" svg:y2="5.41667in" draw:id="id123" draw:layer="Master1-bg" draw:style-name="a361" draw:name="Straight Connector 11">
          <svg:desc/>
        </draw:connector>
      </draw:g>
      <draw:frame draw:id="id113" presentation:style-name="a339" draw:name="Title 1" svg:x="0.74826in" svg:y="4.90741in" svg:width="9.33333in" svg:height="1.64815in" presentation:class="title" presentation:placeholder="false">
        <draw:text-box>
          <text:p text:style-name="a338" text:class-names="" text:cond-style-name=""><text:span text:style-name="a337" text:class-names="">Click to edit Master title style</text:span></text:p>
        </draw:text-box>
        <svg:desc/>
      </draw:frame>
      <draw:frame draw:id="id114" presentation:style-name="a342" draw:name="Picture Placeholder 2" svg:x="0.75in" svg:y="0.58333in" svg:width="11.8316in" svg:height="3.41667in" presentation:class="graphic" presentation:placeholder="false">
        <draw:text-box>
          <text:p text:style-name="a341" text:class-names="" text:cond-style-name=""><text:span text:style-name="a340" text:class-names="">Click icon to add picture</text:span></text:p>
        </draw:text-box>
        <svg:desc/>
      </draw:frame>
      <draw:frame draw:id="id115" presentation:style-name="a346" draw:name="Text Placeholder 9" svg:x="1in" svg:y="4.2037in" svg:width="9.08159in" svg:height="0.5in" presentation:class="outline" presentation:placeholder="false">
        <draw:text-box>
          <text:list text:style-name="a345">
            <text:list-item>
              <text:p text:style-name="a344" text:class-names="" text:cond-style-name=""><text:span text:style-name="a343" text:class-names="">Edit Master text styles</text:span></text:p>
            </text:list-item>
          </text:list>
        </draw:text-box>
        <svg:desc/>
      </draw:frame>
      <draw:frame draw:id="id116" presentation:style-name="a350" draw:name="Date Placeholder 2" svg:x="10.8316in" svg:y="6.75in" svg:width="1.75in" svg:height="0.39931in" presentation:class="date-time" presentation:placeholder="false">
        <draw:text-box>
          <text:p text:style-name="a349" text:class-names="" text:cond-style-name=""><text:span text:style-name="a347" text:class-names=""><text:date text:fixed="false" style:data-style-name="a348">06/02/2018</text:date></text:span></text:p>
        </draw:text-box>
        <svg:desc/>
      </draw:frame>
      <draw:frame draw:id="id117" presentation:style-name="a353" draw:name="Footer Placeholder 3" svg:x="0.74826in" svg:y="6.75in" svg:width="8.25in" svg:height="0.39931in" presentation:class="footer" presentation:placeholder="false">
        <draw:text-box>
          <text:p text:style-name="a352" text:class-names="" text:cond-style-name=""><text:span text:style-name="a351" text:class-names=""/></text:p>
        </draw:text-box>
        <svg:desc/>
      </draw:frame>
      <draw:frame draw:id="id118" presentation:style-name="a356" draw:name="Slide Number Placeholder 4" svg:x="11.33333in" svg:y="6.10069in" svg:width="1.24917in" svg:height="0.73264in" presentation:class="page-number" presentation:placeholder="false">
        <draw:text-box>
          <text:p text:style-name="a355" text:class-names="" text:cond-style-name=""><text:span text:style-name="a354" text:class-names=""><text:page-number style:num-format="1" text:fixed="false"/></text:span></text:p>
        </draw:text-box>
        <svg:desc/>
      </draw:frame>
    </style:master-page>
    <style:master-page style:name="Master1-Layout11-cust-Title-and-Caption" style:page-layout-name="pageLayout1" draw:style-name="a363">
      <draw:g draw:name="Group 6" draw:id="id124">
        <svg:desc/>
        <draw:connector draw:type="line" svg:x1="13.32986in" svg:y1="3.24074in" svg:x2="12.3316in" svg:y2="4.239in" draw:id="id130" draw:layer="Master1-bg" draw:style-name="a381" draw:name="Straight Connector 7">
          <svg:desc/>
        </draw:connector>
        <draw:connector draw:type="line" svg:x1="13.32986in" svg:y1="3.489in" svg:x2="10.06886in" svg:y2="6.75in" draw:id="id131" draw:layer="Master1-bg" draw:style-name="a382" draw:name="Straight Connector 8">
          <svg:desc/>
        </draw:connector>
        <draw:connector draw:type="line" svg:x1="13.32986in" svg:y1="3.59259in" svg:x2="11.25579in" svg:y2="5.66667in" draw:id="id132" draw:layer="Master1-bg" draw:style-name="a383" draw:name="Straight Connector 9">
          <svg:desc/>
        </draw:connector>
        <draw:connector draw:type="line" svg:x1="13.32986in" svg:y1="3.42419in" svg:x2="11.42072in" svg:y2="5.33333in" draw:id="id133" draw:layer="Master1-bg" draw:style-name="a384" draw:name="Straight Connector 10">
          <svg:desc/>
        </draw:connector>
        <draw:connector draw:type="line" svg:x1="13.32986in" svg:y1="4.02778in" svg:x2="11.94097in" svg:y2="5.41667in" draw:id="id134" draw:layer="Master1-bg" draw:style-name="a385" draw:name="Straight Connector 11">
          <svg:desc/>
        </draw:connector>
      </draw:g>
      <draw:frame draw:id="id125" presentation:style-name="a366" draw:name="Title 1" svg:x="0.74826in" svg:y="0.75in" svg:width="11in" svg:height="3in" presentation:class="title" presentation:placeholder="false">
        <draw:text-box>
          <text:p text:style-name="a365" text:class-names="" text:cond-style-name=""><text:span text:style-name="a364" text:class-names="">Click to edit Master title style</text:span></text:p>
        </draw:text-box>
        <svg:desc/>
      </draw:frame>
      <draw:frame draw:id="id126" presentation:style-name="a370" draw:name="Text Placeholder 2" svg:x="0.74826in" svg:y="4.5in" svg:width="9.33507in" svg:height="2.05556in" presentation:class="outline" presentation:placeholder="false">
        <draw:text-box>
          <text:list text:style-name="a369">
            <text:list-item>
              <text:p text:style-name="a368" text:class-names="" text:cond-style-name=""><text:span text:style-name="a367" text:class-names="">Edit Master text styles</text:span></text:p>
            </text:list-item>
          </text:list>
        </draw:text-box>
        <svg:desc/>
      </draw:frame>
      <draw:frame draw:id="id127" presentation:style-name="a374" draw:name="Date Placeholder 3" svg:x="10.8316in" svg:y="6.75in" svg:width="1.75in" svg:height="0.39931in" presentation:class="date-time" presentation:placeholder="false">
        <draw:text-box>
          <text:p text:style-name="a373" text:class-names="" text:cond-style-name=""><text:span text:style-name="a371" text:class-names=""><text:date text:fixed="false" style:data-style-name="a372">06/02/2018</text:date></text:span></text:p>
        </draw:text-box>
        <svg:desc/>
      </draw:frame>
      <draw:frame draw:id="id128" presentation:style-name="a377" draw:name="Footer Placeholder 4" svg:x="0.74826in" svg:y="6.75in" svg:width="8.25in" svg:height="0.39931in" presentation:class="footer" presentation:placeholder="false">
        <draw:text-box>
          <text:p text:style-name="a376" text:class-names="" text:cond-style-name=""><text:span text:style-name="a375" text:class-names=""/></text:p>
        </draw:text-box>
        <svg:desc/>
      </draw:frame>
      <draw:frame draw:id="id129" presentation:style-name="a380" draw:name="Slide Number Placeholder 5" svg:x="11.33333in" svg:y="6.10069in" svg:width="1.24917in" svg:height="0.73264in" presentation:class="page-number" presentation:placeholder="false">
        <draw:text-box>
          <text:p text:style-name="a379" text:class-names="" text:cond-style-name=""><text:span text:style-name="a378" text:class-names=""><text:page-number style:num-format="1" text:fixed="false"/></text:span></text:p>
        </draw:text-box>
        <svg:desc/>
      </draw:frame>
    </style:master-page>
    <style:master-page style:name="Master1-Layout12-cust-Quote-with-Caption" style:page-layout-name="pageLayout1" draw:style-name="a387">
      <draw:g draw:name="Group 6" draw:id="id135">
        <svg:desc/>
        <draw:connector draw:type="line" svg:x1="13.32986in" svg:y1="3.24074in" svg:x2="12.3316in" svg:y2="4.239in" draw:id="id144" draw:layer="Master1-bg" draw:style-name="a415" draw:name="Straight Connector 7">
          <svg:desc/>
        </draw:connector>
        <draw:connector draw:type="line" svg:x1="13.32986in" svg:y1="3.489in" svg:x2="10.06886in" svg:y2="6.75in" draw:id="id145" draw:layer="Master1-bg" draw:style-name="a416" draw:name="Straight Connector 8">
          <svg:desc/>
        </draw:connector>
        <draw:connector draw:type="line" svg:x1="13.32986in" svg:y1="3.59259in" svg:x2="11.25579in" svg:y2="5.66667in" draw:id="id146" draw:layer="Master1-bg" draw:style-name="a417" draw:name="Straight Connector 9">
          <svg:desc/>
        </draw:connector>
        <draw:connector draw:type="line" svg:x1="13.32986in" svg:y1="3.42419in" svg:x2="11.42072in" svg:y2="5.33333in" draw:id="id147" draw:layer="Master1-bg" draw:style-name="a418" draw:name="Straight Connector 10">
          <svg:desc/>
        </draw:connector>
        <draw:connector draw:type="line" svg:x1="13.32986in" svg:y1="4.02778in" svg:x2="11.94097in" svg:y2="5.41667in" draw:id="id148" draw:layer="Master1-bg" draw:style-name="a419" draw:name="Straight Connector 11">
          <svg:desc/>
        </draw:connector>
      </draw:g>
      <draw:frame draw:id="id136" presentation:style-name="a390" draw:name="Title 1" svg:x="1.24826in" svg:y="0.75in" svg:width="10in" svg:height="3in" presentation:class="title" presentation:placeholder="false">
        <draw:text-box>
          <text:p text:style-name="a389" text:class-names="" text:cond-style-name=""><text:span text:style-name="a388" text:class-names="">Click to edit Master title style</text:span></text:p>
        </draw:text-box>
        <svg:desc/>
      </draw:frame>
      <draw:frame draw:id="id137" presentation:style-name="a394" draw:name="Text Placeholder 9" svg:x="1.5816in" svg:y="3.75in" svg:width="9.33333in" svg:height="0.41667in" presentation:class="outline" presentation:placeholder="false">
        <draw:text-box>
          <text:list text:style-name="a393">
            <text:list-item>
              <text:p text:style-name="a392" text:class-names="" text:cond-style-name=""><text:span text:style-name="a391" text:class-names="">Edit Master text styles</text:span></text:p>
            </text:list-item>
          </text:list>
        </draw:text-box>
        <svg:desc/>
      </draw:frame>
      <draw:frame draw:id="id138" presentation:style-name="a398" draw:name="Text Placeholder 2" svg:x="0.74826in" svg:y="4.7037in" svg:width="9.33333in" svg:height="1.84259in" presentation:class="outline" presentation:placeholder="false">
        <draw:text-box>
          <text:list text:style-name="a397">
            <text:list-item>
              <text:p text:style-name="a396" text:class-names="" text:cond-style-name=""><text:span text:style-name="a395" text:class-names="">Edit Master text styles</text:span></text:p>
            </text:list-item>
          </text:list>
        </draw:text-box>
        <svg:desc/>
      </draw:frame>
      <draw:frame draw:id="id139" presentation:style-name="a402" draw:name="Date Placeholder 3" svg:x="10.8316in" svg:y="6.75in" svg:width="1.75in" svg:height="0.39931in" presentation:class="date-time" presentation:placeholder="false">
        <draw:text-box>
          <text:p text:style-name="a401" text:class-names="" text:cond-style-name=""><text:span text:style-name="a399" text:class-names=""><text:date text:fixed="false" style:data-style-name="a400">06/02/2018</text:date></text:span></text:p>
        </draw:text-box>
        <svg:desc/>
      </draw:frame>
      <draw:frame draw:id="id140" presentation:style-name="a405" draw:name="Footer Placeholder 4" svg:x="0.74826in" svg:y="6.75in" svg:width="8.25in" svg:height="0.39931in" presentation:class="footer" presentation:placeholder="false">
        <draw:text-box>
          <text:p text:style-name="a404" text:class-names="" text:cond-style-name=""><text:span text:style-name="a403" text:class-names=""/></text:p>
        </draw:text-box>
        <svg:desc/>
      </draw:frame>
      <draw:frame draw:id="id141" presentation:style-name="a408" draw:name="Slide Number Placeholder 5" svg:x="11.33333in" svg:y="6.10069in" svg:width="1.24917in" svg:height="0.73264in" presentation:class="page-number" presentation:placeholder="false">
        <draw:text-box>
          <text:p text:style-name="a407" text:class-names="" text:cond-style-name=""><text:span text:style-name="a406" text:class-names=""><text:page-number style:num-format="1" text:fixed="false"/></text:span></text:p>
        </draw:text-box>
        <svg:desc/>
      </draw:frame>
      <draw:frame draw:id="id142" draw:style-name="a411" draw:name="TextBox 13" svg:x="0.5816in" svg:y="0.88826in" svg:width="0.66667in" svg:height="0.63952in">
        <draw:text-box>
          <text:p text:style-name="a410" text:class-names="" text:cond-style-name=""><text:span text:style-name="a409" text:class-names="">“</text:span></text:p>
        </draw:text-box>
        <svg:desc/>
      </draw:frame>
      <draw:frame draw:id="id143" draw:style-name="a414" draw:name="TextBox 14" svg:x="11.24826in" svg:y="3.02778in" svg:width="0.66667in" svg:height="0.63952in">
        <draw:text-box>
          <text:p text:style-name="a413" text:class-names="" text:cond-style-name=""><text:span text:style-name="a412" text:class-names="">”</text:span></text:p>
        </draw:text-box>
        <svg:desc/>
      </draw:frame>
    </style:master-page>
    <style:master-page style:name="Master1-Layout13-cust-Name-Card" style:page-layout-name="pageLayout1" draw:style-name="a421">
      <draw:g draw:name="Group 6" draw:id="id149">
        <svg:desc/>
        <draw:connector draw:type="line" svg:x1="13.32986in" svg:y1="3.24074in" svg:x2="12.3316in" svg:y2="4.239in" draw:id="id155" draw:layer="Master1-bg" draw:style-name="a439" draw:name="Straight Connector 7">
          <svg:desc/>
        </draw:connector>
        <draw:connector draw:type="line" svg:x1="13.32986in" svg:y1="3.489in" svg:x2="10.06886in" svg:y2="6.75in" draw:id="id156" draw:layer="Master1-bg" draw:style-name="a440" draw:name="Straight Connector 8">
          <svg:desc/>
        </draw:connector>
        <draw:connector draw:type="line" svg:x1="13.32986in" svg:y1="3.59259in" svg:x2="11.25579in" svg:y2="5.66667in" draw:id="id157" draw:layer="Master1-bg" draw:style-name="a441" draw:name="Straight Connector 9">
          <svg:desc/>
        </draw:connector>
        <draw:connector draw:type="line" svg:x1="13.32986in" svg:y1="3.42419in" svg:x2="11.42072in" svg:y2="5.33333in" draw:id="id158" draw:layer="Master1-bg" draw:style-name="a442" draw:name="Straight Connector 10">
          <svg:desc/>
        </draw:connector>
        <draw:connector draw:type="line" svg:x1="13.32986in" svg:y1="4.02778in" svg:x2="11.94097in" svg:y2="5.41667in" draw:id="id159" draw:layer="Master1-bg" draw:style-name="a443" draw:name="Straight Connector 11">
          <svg:desc/>
        </draw:connector>
      </draw:g>
      <draw:frame draw:id="id150" presentation:style-name="a424" draw:name="Title 1" svg:x="0.74826in" svg:y="3.75in" svg:width="9.33333in" svg:height="1.8563in" presentation:class="title" presentation:placeholder="false">
        <draw:text-box>
          <text:p text:style-name="a423" text:class-names="" text:cond-style-name=""><text:span text:style-name="a422" text:class-names="">Click to edit Master title style</text:span></text:p>
        </draw:text-box>
        <svg:desc/>
      </draw:frame>
      <draw:frame draw:id="id151" presentation:style-name="a428" draw:name="Text Placeholder 2" svg:x="0.74826in" svg:y="5.6135in" svg:width="9.33507in" svg:height="0.94094in" presentation:class="outline" presentation:placeholder="false">
        <draw:text-box>
          <text:list text:style-name="a427">
            <text:list-item>
              <text:p text:style-name="a426" text:class-names="" text:cond-style-name=""><text:span text:style-name="a425" text:class-names="">Edit Master text styles</text:span></text:p>
            </text:list-item>
          </text:list>
        </draw:text-box>
        <svg:desc/>
      </draw:frame>
      <draw:frame draw:id="id152" presentation:style-name="a432" draw:name="Date Placeholder 3" svg:x="10.8316in" svg:y="6.75in" svg:width="1.75in" svg:height="0.39931in" presentation:class="date-time" presentation:placeholder="false">
        <draw:text-box>
          <text:p text:style-name="a431" text:class-names="" text:cond-style-name=""><text:span text:style-name="a429" text:class-names=""><text:date text:fixed="false" style:data-style-name="a430">06/02/2018</text:date></text:span></text:p>
        </draw:text-box>
        <svg:desc/>
      </draw:frame>
      <draw:frame draw:id="id153" presentation:style-name="a435" draw:name="Footer Placeholder 4" svg:x="0.74826in" svg:y="6.75in" svg:width="8.25in" svg:height="0.39931in" presentation:class="footer" presentation:placeholder="false">
        <draw:text-box>
          <text:p text:style-name="a434" text:class-names="" text:cond-style-name=""><text:span text:style-name="a433" text:class-names=""/></text:p>
        </draw:text-box>
        <svg:desc/>
      </draw:frame>
      <draw:frame draw:id="id154" presentation:style-name="a438" draw:name="Slide Number Placeholder 5" svg:x="11.33333in" svg:y="6.10069in" svg:width="1.24917in" svg:height="0.73264in" presentation:class="page-number" presentation:placeholder="false">
        <draw:text-box>
          <text:p text:style-name="a437" text:class-names="" text:cond-style-name=""><text:span text:style-name="a436" text:class-names=""><text:page-number style:num-format="1" text:fixed="false"/></text:span></text:p>
        </draw:text-box>
        <svg:desc/>
      </draw:frame>
    </style:master-page>
    <style:master-page style:name="Master1-Layout14-cust-Quote-Name-Card" style:page-layout-name="pageLayout1" draw:style-name="a445">
      <draw:g draw:name="Group 6" draw:id="id160">
        <svg:desc/>
        <draw:connector draw:type="line" svg:x1="13.32986in" svg:y1="3.24074in" svg:x2="12.3316in" svg:y2="4.239in" draw:id="id169" draw:layer="Master1-bg" draw:style-name="a473" draw:name="Straight Connector 7">
          <svg:desc/>
        </draw:connector>
        <draw:connector draw:type="line" svg:x1="13.32986in" svg:y1="3.489in" svg:x2="10.06886in" svg:y2="6.75in" draw:id="id170" draw:layer="Master1-bg" draw:style-name="a474" draw:name="Straight Connector 8">
          <svg:desc/>
        </draw:connector>
        <draw:connector draw:type="line" svg:x1="13.32986in" svg:y1="3.59259in" svg:x2="11.25579in" svg:y2="5.66667in" draw:id="id171" draw:layer="Master1-bg" draw:style-name="a475" draw:name="Straight Connector 9">
          <svg:desc/>
        </draw:connector>
        <draw:connector draw:type="line" svg:x1="13.32986in" svg:y1="3.42419in" svg:x2="11.42072in" svg:y2="5.33333in" draw:id="id172" draw:layer="Master1-bg" draw:style-name="a476" draw:name="Straight Connector 10">
          <svg:desc/>
        </draw:connector>
        <draw:connector draw:type="line" svg:x1="13.32986in" svg:y1="4.02778in" svg:x2="11.94097in" svg:y2="5.41667in" draw:id="id173" draw:layer="Master1-bg" draw:style-name="a477" draw:name="Straight Connector 11">
          <svg:desc/>
        </draw:connector>
      </draw:g>
      <draw:frame draw:id="id161" presentation:style-name="a448" draw:name="Title 1" svg:x="1.24826in" svg:y="0.75in" svg:width="10in" svg:height="3in" presentation:class="title" presentation:placeholder="false">
        <draw:text-box>
          <text:p text:style-name="a447" text:class-names="" text:cond-style-name=""><text:span text:style-name="a446" text:class-names="">Click to edit Master title style</text:span></text:p>
        </draw:text-box>
        <svg:desc/>
      </draw:frame>
      <draw:frame draw:id="id162" presentation:style-name="a452" draw:name="Text Placeholder 9" svg:x="0.74826in" svg:y="4.2963in" svg:width="9.33333in" svg:height="1.14815in" presentation:class="outline" presentation:placeholder="false">
        <draw:text-box>
          <text:list text:style-name="a451">
            <text:list-item>
              <text:p text:style-name="a450" text:class-names="" text:cond-style-name=""><text:span text:style-name="a449" text:class-names="">Edit Master text styles</text:span></text:p>
            </text:list-item>
          </text:list>
        </draw:text-box>
        <svg:desc/>
      </draw:frame>
      <draw:frame draw:id="id163" presentation:style-name="a456" draw:name="Text Placeholder 2" svg:x="0.74826in" svg:y="5.44444in" svg:width="9.33333in" svg:height="1.11111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</draw:text-box>
        <svg:desc/>
      </draw:frame>
      <draw:frame draw:id="id164" presentation:style-name="a460" draw:name="Date Placeholder 3" svg:x="10.8316in" svg:y="6.75in" svg:width="1.75in" svg:height="0.39931in" presentation:class="date-time" presentation:placeholder="false">
        <draw:text-box>
          <text:p text:style-name="a459" text:class-names="" text:cond-style-name=""><text:span text:style-name="a457" text:class-names=""><text:date text:fixed="false" style:data-style-name="a458">06/02/2018</text:date></text:span></text:p>
        </draw:text-box>
        <svg:desc/>
      </draw:frame>
      <draw:frame draw:id="id165" presentation:style-name="a463" draw:name="Footer Placeholder 4" svg:x="0.74826in" svg:y="6.75in" svg:width="8.25in" svg:height="0.39931in" presentation:class="footer" presentation:placeholder="false">
        <draw:text-box>
          <text:p text:style-name="a462" text:class-names="" text:cond-style-name=""><text:span text:style-name="a461" text:class-names=""/></text:p>
        </draw:text-box>
        <svg:desc/>
      </draw:frame>
      <draw:frame draw:id="id166" presentation:style-name="a466" draw:name="Slide Number Placeholder 5" svg:x="11.33333in" svg:y="6.10069in" svg:width="1.24917in" svg:height="0.73264in" presentation:class="page-number" presentation:placeholder="false">
        <draw:text-box>
          <text:p text:style-name="a465" text:class-names="" text:cond-style-name=""><text:span text:style-name="a464" text:class-names=""><text:page-number style:num-format="1" text:fixed="false"/></text:span></text:p>
        </draw:text-box>
        <svg:desc/>
      </draw:frame>
      <draw:frame draw:id="id167" draw:style-name="a469" draw:name="TextBox 10" svg:x="0.5816in" svg:y="0.88826in" svg:width="0.66667in" svg:height="0.63952in">
        <draw:text-box>
          <text:p text:style-name="a468" text:class-names="" text:cond-style-name=""><text:span text:style-name="a467" text:class-names="">“</text:span></text:p>
        </draw:text-box>
        <svg:desc/>
      </draw:frame>
      <draw:frame draw:id="id168" draw:style-name="a472" draw:name="TextBox 11" svg:x="11.24826in" svg:y="3.02778in" svg:width="0.66667in" svg:height="0.63952in">
        <draw:text-box>
          <text:p text:style-name="a471" text:class-names="" text:cond-style-name=""><text:span text:style-name="a470" text:class-names="">”</text:span></text:p>
        </draw:text-box>
        <svg:desc/>
      </draw:frame>
    </style:master-page>
    <style:master-page style:name="Master1-Layout15-cust-True-or-False" style:page-layout-name="pageLayout1" draw:style-name="a479">
      <draw:g draw:name="Group 6" draw:id="id174">
        <svg:desc/>
        <draw:connector draw:type="line" svg:x1="13.32986in" svg:y1="3.24074in" svg:x2="12.3316in" svg:y2="4.239in" draw:id="id181" draw:layer="Master1-bg" draw:style-name="a501" draw:name="Straight Connector 7">
          <svg:desc/>
        </draw:connector>
        <draw:connector draw:type="line" svg:x1="13.32986in" svg:y1="3.489in" svg:x2="10.06886in" svg:y2="6.75in" draw:id="id182" draw:layer="Master1-bg" draw:style-name="a502" draw:name="Straight Connector 8">
          <svg:desc/>
        </draw:connector>
        <draw:connector draw:type="line" svg:x1="13.32986in" svg:y1="3.59259in" svg:x2="11.25579in" svg:y2="5.66667in" draw:id="id183" draw:layer="Master1-bg" draw:style-name="a503" draw:name="Straight Connector 9">
          <svg:desc/>
        </draw:connector>
        <draw:connector draw:type="line" svg:x1="13.32986in" svg:y1="3.42419in" svg:x2="11.42072in" svg:y2="5.33333in" draw:id="id184" draw:layer="Master1-bg" draw:style-name="a504" draw:name="Straight Connector 10">
          <svg:desc/>
        </draw:connector>
        <draw:connector draw:type="line" svg:x1="13.32986in" svg:y1="4.02778in" svg:x2="11.94097in" svg:y2="5.41667in" draw:id="id185" draw:layer="Master1-bg" draw:style-name="a505" draw:name="Straight Connector 11">
          <svg:desc/>
        </draw:connector>
      </draw:g>
      <draw:frame draw:id="id175" presentation:style-name="a482" draw:name="Title 1" svg:x="0.74826in" svg:y="0.75in" svg:width="11in" svg:height="3in" presentation:class="title" presentation:placeholder="false">
        <draw:text-box>
          <text:p text:style-name="a481" text:class-names="" text:cond-style-name=""><text:span text:style-name="a480" text:class-names="">Click to edit Master title style</text:span></text:p>
        </draw:text-box>
        <svg:desc/>
      </draw:frame>
      <draw:frame draw:id="id176" presentation:style-name="a486" draw:name="Text Placeholder 9" svg:x="0.74826in" svg:y="4.2963in" svg:width="9.33333in" svg:height="0.91667in" presentation:class="outline" presentation:placeholder="false">
        <draw:text-box>
          <text:list text:style-name="a485">
            <text:list-item>
              <text:p text:style-name="a484" text:class-names="" text:cond-style-name=""><text:span text:style-name="a483" text:class-names="">Edit Master text styles</text:span></text:p>
            </text:list-item>
          </text:list>
        </draw:text-box>
        <svg:desc/>
      </draw:frame>
      <draw:frame draw:id="id177" presentation:style-name="a490" draw:name="Text Placeholder 2" svg:x="0.74826in" svg:y="5.21296in" svg:width="9.33333in" svg:height="1.34259in" presentation:class="outline" presentation:placeholder="false">
        <draw:text-box>
          <text:list text:style-name="a489">
            <text:list-item>
              <text:p text:style-name="a488" text:class-names="" text:cond-style-name=""><text:span text:style-name="a487" text:class-names="">Edit Master text styles</text:span></text:p>
            </text:list-item>
          </text:list>
        </draw:text-box>
        <svg:desc/>
      </draw:frame>
      <draw:frame draw:id="id178" presentation:style-name="a494" draw:name="Date Placeholder 3" svg:x="10.8316in" svg:y="6.75in" svg:width="1.75in" svg:height="0.39931in" presentation:class="date-time" presentation:placeholder="false">
        <draw:text-box>
          <text:p text:style-name="a493" text:class-names="" text:cond-style-name=""><text:span text:style-name="a491" text:class-names=""><text:date text:fixed="false" style:data-style-name="a492">06/02/2018</text:date></text:span></text:p>
        </draw:text-box>
        <svg:desc/>
      </draw:frame>
      <draw:frame draw:id="id179" presentation:style-name="a497" draw:name="Footer Placeholder 4" svg:x="0.74826in" svg:y="6.75in" svg:width="8.25in" svg:height="0.39931in" presentation:class="footer" presentation:placeholder="false">
        <draw:text-box>
          <text:p text:style-name="a496" text:class-names="" text:cond-style-name=""><text:span text:style-name="a495" text:class-names=""/></text:p>
        </draw:text-box>
        <svg:desc/>
      </draw:frame>
      <draw:frame draw:id="id180" presentation:style-name="a500" draw:name="Slide Number Placeholder 5" svg:x="11.33333in" svg:y="6.10069in" svg:width="1.24917in" svg:height="0.73264in" presentation:class="page-number" presentation:placeholder="false">
        <draw:text-box>
          <text:p text:style-name="a499" text:class-names="" text:cond-style-name=""><text:span text:style-name="a498" text:class-names=""><text:page-number style:num-format="1" text:fixed="false"/></text:span></text:p>
        </draw:text-box>
        <svg:desc/>
      </draw:frame>
    </style:master-page>
    <style:master-page style:name="Master1-Layout16-vertTx-Title-and-Vertical-Text" style:page-layout-name="pageLayout1" draw:style-name="a507">
      <draw:g draw:name="Group 6" draw:id="id186">
        <svg:desc/>
        <draw:connector draw:type="line" svg:x1="13.32986in" svg:y1="3.24074in" svg:x2="12.3316in" svg:y2="4.239in" draw:id="id192" draw:layer="Master1-bg" draw:style-name="a537" draw:name="Straight Connector 7">
          <svg:desc/>
        </draw:connector>
        <draw:connector draw:type="line" svg:x1="13.32986in" svg:y1="3.489in" svg:x2="10.06886in" svg:y2="6.75in" draw:id="id193" draw:layer="Master1-bg" draw:style-name="a538" draw:name="Straight Connector 8">
          <svg:desc/>
        </draw:connector>
        <draw:connector draw:type="line" svg:x1="13.32986in" svg:y1="3.59259in" svg:x2="11.25579in" svg:y2="5.66667in" draw:id="id194" draw:layer="Master1-bg" draw:style-name="a539" draw:name="Straight Connector 9">
          <svg:desc/>
        </draw:connector>
        <draw:connector draw:type="line" svg:x1="13.32986in" svg:y1="3.42419in" svg:x2="11.42072in" svg:y2="5.33333in" draw:id="id195" draw:layer="Master1-bg" draw:style-name="a540" draw:name="Straight Connector 10">
          <svg:desc/>
        </draw:connector>
        <draw:connector draw:type="line" svg:x1="13.32986in" svg:y1="4.02778in" svg:x2="11.94097in" svg:y2="5.41667in" draw:id="id196" draw:layer="Master1-bg" draw:style-name="a541" draw:name="Straight Connector 11">
          <svg:desc/>
        </draw:connector>
      </draw:g>
      <draw:frame draw:id="id187" presentation:style-name="a510" draw:name="Title 1" svg:x="0.74826in" svg:y="4.90741in" svg:width="9.33333in" svg:height="1.64815in" presentation:class="title" presentation:placeholder="false">
        <draw:text-box>
          <text:p text:style-name="a509" text:class-names="" text:cond-style-name=""><text:span text:style-name="a508" text:class-names="">Click to edit Master title style</text:span></text:p>
        </draw:text-box>
        <svg:desc/>
      </draw:frame>
      <draw:frame draw:id="id188" presentation:style-name="a526" draw:name="Vertical Text Placeholder 2" svg:x="0.74826in" svg:y="0.75in" svg:width="9.33333in" svg:height="3.9537in" presentation:class="outline" presentation:placeholder="false">
        <draw:text-box>
          <text:list text:style-name="a513">
            <text:list-item>
              <text:p text:style-name="a512" text:class-names="" text:cond-style-name=""><text:span text:style-name="a511" text:class-names="">Edit Master text styles</text:span></text:p>
            </text:list-item>
          </text:list>
          <text:list text:style-name="a516">
            <text:list-item>
              <text:list text:style-name="a516">
                <text:list-item>
                  <text:p text:style-name="a515" text:class-names="" text:cond-style-name=""><text:span text:style-name="a514" text:class-names="">Second level</text:span></text:p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p text:style-name="a518" text:class-names="" text:cond-style-name=""><text:span text:style-name="a517" text:class-names="">Third level</text:span></text:p>
                    </text:list-item>
                  </text:list>
                </text:list-item>
              </text:list>
            </text:list-item>
          </text:list>
          <text:list text:style-name="a522">
            <text:list-item>
              <text:list text:style-name="a522">
                <text:list-item>
                  <text:list text:style-name="a522">
                    <text:list-item>
                      <text:list text:style-name="a522">
                        <text:list-item>
                          <text:p text:style-name="a521" text:class-names="" text:cond-style-name=""><text:span text:style-name="a5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5">
            <text:list-item>
              <text:list text:style-name="a525">
                <text:list-item>
                  <text:list text:style-name="a525">
                    <text:list-item>
                      <text:list text:style-name="a525">
                        <text:list-item>
                          <text:list text:style-name="a525">
                            <text:list-item>
                              <text:p text:style-name="a524" text:class-names="" text:cond-style-name=""><text:span text:style-name="a5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89" presentation:style-name="a530" draw:name="Date Placeholder 3" svg:x="10.8316in" svg:y="6.75in" svg:width="1.75in" svg:height="0.39931in" presentation:class="date-time" presentation:placeholder="false">
        <draw:text-box>
          <text:p text:style-name="a529" text:class-names="" text:cond-style-name=""><text:span text:style-name="a527" text:class-names=""><text:date text:fixed="false" style:data-style-name="a528">06/02/2018</text:date></text:span></text:p>
        </draw:text-box>
        <svg:desc/>
      </draw:frame>
      <draw:frame draw:id="id190" presentation:style-name="a533" draw:name="Footer Placeholder 4" svg:x="0.74826in" svg:y="6.75in" svg:width="8.25in" svg:height="0.39931in" presentation:class="footer" presentation:placeholder="false">
        <draw:text-box>
          <text:p text:style-name="a532" text:class-names="" text:cond-style-name=""><text:span text:style-name="a531" text:class-names=""/></text:p>
        </draw:text-box>
        <svg:desc/>
      </draw:frame>
      <draw:frame draw:id="id191" presentation:style-name="a536" draw:name="Slide Number Placeholder 5" svg:x="11.33333in" svg:y="6.10069in" svg:width="1.24917in" svg:height="0.73264in" presentation:class="page-number" presentation:placeholder="false">
        <draw:text-box>
          <text:p text:style-name="a535" text:class-names="" text:cond-style-name=""><text:span text:style-name="a534" text:class-names=""><text:page-number style:num-format="1" text:fixed="false"/></text:span></text:p>
        </draw:text-box>
        <svg:desc/>
      </draw:frame>
    </style:master-page>
    <style:master-page style:name="Master1-Layout17-vertTitleAndTx-Vertical-Title-and-Text" style:page-layout-name="pageLayout1" draw:style-name="a543">
      <draw:g draw:name="Group 6" draw:id="id197">
        <svg:desc/>
        <draw:connector draw:type="line" svg:x1="13.32986in" svg:y1="3.24074in" svg:x2="12.3316in" svg:y2="4.239in" draw:id="id203" draw:layer="Master1-bg" draw:style-name="a573" draw:name="Straight Connector 7">
          <svg:desc/>
        </draw:connector>
        <draw:connector draw:type="line" svg:x1="13.32986in" svg:y1="3.489in" svg:x2="10.06886in" svg:y2="6.75in" draw:id="id204" draw:layer="Master1-bg" draw:style-name="a574" draw:name="Straight Connector 8">
          <svg:desc/>
        </draw:connector>
        <draw:connector draw:type="line" svg:x1="13.32986in" svg:y1="3.59259in" svg:x2="11.25579in" svg:y2="5.66667in" draw:id="id205" draw:layer="Master1-bg" draw:style-name="a575" draw:name="Straight Connector 9">
          <svg:desc/>
        </draw:connector>
        <draw:connector draw:type="line" svg:x1="13.32986in" svg:y1="3.42419in" svg:x2="11.42072in" svg:y2="5.33333in" draw:id="id206" draw:layer="Master1-bg" draw:style-name="a576" draw:name="Straight Connector 10">
          <svg:desc/>
        </draw:connector>
        <draw:connector draw:type="line" svg:x1="13.32986in" svg:y1="4.02778in" svg:x2="11.94097in" svg:y2="5.41667in" draw:id="id207" draw:layer="Master1-bg" draw:style-name="a577" draw:name="Straight Connector 11">
          <svg:desc/>
        </draw:connector>
      </draw:g>
      <draw:frame draw:id="id198" presentation:style-name="a546" draw:name="Vertical Title 1" svg:x="9.49826in" svg:y="0.75in" svg:width="2.25in" svg:height="5in" presentation:class="title" presentation:placeholder="false">
        <draw:text-box>
          <text:p text:style-name="a545" text:class-names="" text:cond-style-name=""><text:span text:style-name="a544" text:class-names="">Click to edit Master title style</text:span></text:p>
        </draw:text-box>
        <svg:desc/>
      </draw:frame>
      <draw:frame draw:id="id199" presentation:style-name="a562" draw:name="Vertical Text Placeholder 2" svg:x="0.75in" svg:y="0.75in" svg:width="8.55556in" svg:height="5.80556in" presentation:class="outline" presentation:placeholder="false">
        <draw:text-box>
          <text:list text:style-name="a549">
            <text:list-item>
              <text:p text:style-name="a548" text:class-names="" text:cond-style-name=""><text:span text:style-name="a547" text:class-names="">Edit Master text styles</text:span></text:p>
            </text:list-item>
          </text:list>
          <text:list text:style-name="a552">
            <text:list-item>
              <text:list text:style-name="a552">
                <text:list-item>
                  <text:p text:style-name="a551" text:class-names="" text:cond-style-name=""><text:span text:style-name="a550" text:class-names="">Second level</text:span></text:p>
                </text:list-item>
              </text:list>
            </text:list-item>
          </text:list>
          <text:list text:style-name="a555">
            <text:list-item>
              <text:list text:style-name="a555">
                <text:list-item>
                  <text:list text:style-name="a555">
                    <text:list-item>
                      <text:p text:style-name="a554" text:class-names="" text:cond-style-name=""><text:span text:style-name="a553" text:class-names="">Third level</text:span></text:p>
                    </text:list-item>
                  </text:list>
                </text:list-item>
              </text:list>
            </text:list-item>
          </text:list>
          <text:list text:style-name="a558">
            <text:list-item>
              <text:list text:style-name="a558">
                <text:list-item>
                  <text:list text:style-name="a558">
                    <text:list-item>
                      <text:list text:style-name="a558">
                        <text:list-item>
                          <text:p text:style-name="a557" text:class-names="" text:cond-style-name=""><text:span text:style-name="a5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1">
            <text:list-item>
              <text:list text:style-name="a561">
                <text:list-item>
                  <text:list text:style-name="a561">
                    <text:list-item>
                      <text:list text:style-name="a561">
                        <text:list-item>
                          <text:list text:style-name="a561">
                            <text:list-item>
                              <text:p text:style-name="a560" text:class-names="" text:cond-style-name=""><text:span text:style-name="a55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00" presentation:style-name="a566" draw:name="Date Placeholder 3" svg:x="10.8316in" svg:y="6.75in" svg:width="1.75in" svg:height="0.39931in" presentation:class="date-time" presentation:placeholder="false">
        <draw:text-box>
          <text:p text:style-name="a565" text:class-names="" text:cond-style-name=""><text:span text:style-name="a563" text:class-names=""><text:date text:fixed="false" style:data-style-name="a564">06/02/2018</text:date></text:span></text:p>
        </draw:text-box>
        <svg:desc/>
      </draw:frame>
      <draw:frame draw:id="id201" presentation:style-name="a569" draw:name="Footer Placeholder 4" svg:x="0.74826in" svg:y="6.75in" svg:width="8.25in" svg:height="0.39931in" presentation:class="footer" presentation:placeholder="false">
        <draw:text-box>
          <text:p text:style-name="a568" text:class-names="" text:cond-style-name=""><text:span text:style-name="a567" text:class-names=""/></text:p>
        </draw:text-box>
        <svg:desc/>
      </draw:frame>
      <draw:frame draw:id="id202" presentation:style-name="a572" draw:name="Slide Number Placeholder 5" svg:x="11.33333in" svg:y="6.10069in" svg:width="1.24917in" svg:height="0.73264in" presentation:class="page-number" presentation:placeholder="false">
        <draw:text-box>
          <text:p text:style-name="a571" text:class-names="" text:cond-style-name=""><text:span text:style-name="a570" text:class-names=""><text:page-number style:num-format="1" text:fixed="false"/></text:span></text:p>
        </draw:text-box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Dm group 1</dc:title>
    <meta:initial-creator>Games</meta:initial-creator>
    <dc:creator>Games</dc:creator>
    <meta:creation-date>2018-02-06T13:37:50Z</meta:creation-date>
    <dc:date>2018-02-06T14:04:36Z</dc:date>
    <meta:template xlink:href="Slice" xlink:type="simple"/>
    <meta:editing-cycles>2</meta:editing-cycles>
    <meta:editing-duration>PT935S</meta:editing-duration>
    <meta:document-statistic meta:paragraph-count="26" meta:word-count="88"/>
  </office:meta>
</office:document-meta>
</file>